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2" svg:font-family="Arial, 'Liberation Sans', 'DejaVu Sans', sans-serif"/>
    <style:font-face style:name="Calibri" svg:font-family="Calibri, Helvetica, Arial, sans-serif"/>
    <style:font-face style:name="Consolas" svg:font-family="Consolas, Menlo, Monaco, 'Lucida Console', 'Liberation Mono', 'DejaVu Sans Mono', 'Bitstream Vera Sans Mono', 'Courier New', monospace, serif"/>
    <style:font-face style:name="Courier New1" svg:font-family="'Courier New'"/>
    <style:font-face style:name="Courier News" svg:font-family="'Courier News', monospace"/>
    <style:font-face style:name="Georgia" svg:font-family="Georgia, Caption, Helvetica, 'Trebuchet MS'"/>
    <style:font-face style:name="Lucida Grande" svg:font-family="'Lucida Grande', 'Lucida Sans Unicode', Helvetica, Arial, sans-serif"/>
    <style:font-face style:name="Open Sans" svg:font-family="'Open Sans', 'Helvetica Neue', Helvetica, Arial, sans-serif"/>
    <style:font-face style:name="Segoe UI" svg:font-family="'Segoe UI', Arial, sans-serif"/>
    <style:font-face style:name="Segoe UI1" svg:font-family="'Segoe UI', Helvetica, Garuda, Arial, sans-serif"/>
    <style:font-face style:name="Segoe UI2" svg:font-family="'Segoe UI', 'Lucida Grande', Verdana, Arial, Helvetica, sans-serif"/>
    <style:font-face style:name="Symbol" svg:font-family="Symbol"/>
    <style:font-face style:name="Verdana1" svg:font-family="Verdana"/>
    <style:font-face style:name="Verdana2" svg:font-family="Verdana, Arial, Helvetica, sans-serif"/>
    <style:font-face style:name="Verdana" svg:font-family="Verdana, sans-serif"/>
    <style:font-face style:name="arial" svg:font-family="arial, helvetica, clean, sans-serif"/>
    <style:font-face style:name="arial1" svg:font-family="arial, sans-serif"/>
    <style:font-face style:name="courier new" svg:font-family="'courier new'"/>
    <style:font-face style:name="inherit" svg:font-family="inherit"/>
    <style:font-face style:name="sans-serif" svg:font-family="sans-serif"/>
    <style:font-face style:name="trebuchet ms" svg:font-family="'trebuchet ms', geneva"/>
    <style:font-face style:name="verdana" svg:font-family="verdana, arial, helvetica, sans-serif"/>
    <style:font-face style:name="verdana1" svg:font-family="verdana,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1.7465in" style:rel-column-width="16531*"/>
    </style:style>
    <style:style style:name="Table1.B" style:family="table-column">
      <style:table-column-properties style:column-width="2.6194in" style:rel-column-width="24789*"/>
    </style:style>
    <style:style style:name="Table1.C" style:family="table-column">
      <style:table-column-properties style:column-width="2.5583in" style:rel-column-width="24214*"/>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556in"/>
    </style:style>
    <style:style style:name="Table2.B" style:family="table-column">
      <style:table-column-properties style:column-width="5.7694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0444in" fo:padding-right="0.0444in" fo:padding-top="0.0618in" fo:padding-bottom="0.0618in" fo:border="0.05pt solid #d4d4d4"/>
    </style:style>
    <style:style style:name="Table2.2" style:family="table-row">
      <style:table-row-properties fo:background-color="#f6f4f0">
        <style:background-image/>
      </style:table-row-properties>
    </style:style>
    <style:style style:name="P1" style:family="paragraph" style:parent-style-name="Standard" style:list-style-name="L3"/>
    <style:style style:name="P2" style:family="paragraph" style:parent-style-name="Standard" style:list-style-name="L3">
      <style:text-properties officeooo:paragraph-rsid="002436ce"/>
    </style:style>
    <style:style style:name="P3" style:family="paragraph" style:parent-style-name="Standard">
      <style:text-properties fo:font-variant="normal" fo:text-transform="none" fo:color="#000000" style:font-name="Arial2" fo:font-size="8.89999961853027pt" fo:letter-spacing="normal" fo:font-style="normal" fo:font-weight="normal"/>
    </style:style>
    <style:style style:name="P4" style:family="paragraph" style:parent-style-name="Standard">
      <style:text-properties fo:font-variant="normal" fo:text-transform="none" fo:color="#000000" style:font-name="Arial2" fo:font-size="8.89999961853027pt" fo:letter-spacing="normal" fo:font-style="normal" fo:font-weight="normal" officeooo:paragraph-rsid="001fb1ad"/>
    </style:style>
    <style:style style:name="P5" style:family="paragraph" style:parent-style-name="Standard">
      <style:text-properties fo:font-variant="normal" fo:text-transform="none" fo:color="#333333" style:font-name="Segoe UI2" fo:font-size="7.65000009536743pt" fo:letter-spacing="normal" fo:font-style="normal" fo:font-weight="normal" officeooo:rsid="00160dc4" officeooo:paragraph-rsid="002402fe"/>
    </style:style>
    <style:style style:name="P6" style:family="paragraph" style:parent-style-name="Standard">
      <style:text-properties fo:font-variant="normal" fo:text-transform="none" fo:color="#333333" style:font-name="Segoe UI2" fo:font-size="7.65000009536743pt" fo:letter-spacing="normal" fo:font-style="normal" fo:font-weight="normal" officeooo:paragraph-rsid="002402fe"/>
    </style:style>
    <style:style style:name="P7" style:family="paragraph" style:parent-style-name="Standard">
      <style:text-properties fo:font-variant="normal" fo:text-transform="none" fo:color="#333333" fo:letter-spacing="normal" officeooo:rsid="00160dc4" officeooo:paragraph-rsid="002402fe"/>
    </style:style>
    <style:style style:name="P8" style:family="paragraph" style:parent-style-name="Standard">
      <style:text-properties fo:font-variant="normal" fo:text-transform="none" fo:color="#333333" fo:letter-spacing="normal" officeooo:paragraph-rsid="002402fe"/>
    </style:style>
    <style:style style:name="P9" style:family="paragraph" style:parent-style-name="Standard">
      <style:text-properties fo:font-variant="normal" fo:text-transform="none" fo:color="#333333" fo:font-size="12pt" fo:letter-spacing="normal" fo:font-weight="bold" officeooo:rsid="00160dc4" officeooo:paragraph-rsid="002402fe" style:font-size-asian="12pt" style:font-weight-asian="bold" style:font-size-complex="12pt" style:font-weight-complex="bold"/>
    </style:style>
    <style:style style:name="P10" style:family="paragraph" style:parent-style-name="Standard">
      <style:text-properties officeooo:paragraph-rsid="001cb17e"/>
    </style:style>
    <style:style style:name="P11" style:family="paragraph" style:parent-style-name="Standard">
      <style:text-properties officeooo:paragraph-rsid="00217dfc"/>
    </style:style>
    <style:style style:name="P12" style:family="paragraph" style:parent-style-name="Standard">
      <style:text-properties fo:font-weight="bold" officeooo:rsid="00160dc4" officeooo:paragraph-rsid="002402fe" style:font-weight-asian="bold" style:font-weight-complex="bold"/>
    </style:style>
    <style:style style:name="P13" style:family="paragraph" style:parent-style-name="Standard" style:list-style-name="L3">
      <style:text-properties fo:font-weight="bold" officeooo:rsid="002436ce" officeooo:paragraph-rsid="002436ce" style:font-weight-asian="bold" style:font-weight-complex="bold"/>
    </style:style>
    <style:style style:name="P14" style:family="paragraph" style:parent-style-name="Standard">
      <style:text-properties officeooo:rsid="00160dc4" officeooo:paragraph-rsid="002402fe"/>
    </style:style>
    <style:style style:name="P15" style:family="paragraph" style:parent-style-name="Standard">
      <style:text-properties officeooo:paragraph-rsid="002436ce"/>
    </style:style>
    <style:style style:name="P16" style:family="paragraph" style:parent-style-name="Standard" style:list-style-name="L3">
      <style:text-properties style:use-window-font-color="true" fo:font-size="10pt" fo:font-weight="bold" officeooo:rsid="002436ce" officeooo:paragraph-rsid="002436ce" style:font-size-asian="10pt" style:font-weight-asian="bold" style:font-size-complex="10pt" style:font-weight-complex="bold"/>
    </style:style>
    <style:style style:name="P17" style:family="paragraph" style:parent-style-name="Standard">
      <style:paragraph-properties fo:padding="0.0291in" fo:border-left="none" fo:border-right="none" fo:border-top="none" fo:border-bottom="0.99pt solid #000000" style:join-border="false"/>
    </style:style>
    <style:style style:name="P18" style:family="paragraph" style:parent-style-name="Table_20_Contents">
      <style:paragraph-properties style:line-height-at-least="0.1417in"/>
      <style:text-properties style:font-name="verdana1" fo:font-size="8.30000019073486pt"/>
    </style:style>
    <style:style style:name="P19" style:family="paragraph" style:parent-style-name="Text_20_body">
      <style:text-properties fo:font-variant="normal" fo:text-transform="none" fo:color="#000000" style:font-name="Arial2" fo:font-size="8.89999961853027pt" fo:letter-spacing="normal" fo:font-style="normal" fo:font-weight="normal" officeooo:paragraph-rsid="001cb17e"/>
    </style:style>
    <style:style style:name="P20" style:family="paragraph" style:parent-style-name="Text_20_body">
      <style:text-properties fo:font-variant="normal" fo:text-transform="none" fo:color="#000000" style:font-name="Arial2" fo:font-size="8.89999961853027pt" fo:letter-spacing="normal" fo:font-style="normal" fo:font-weight="normal" officeooo:rsid="001cb17e" officeooo:paragraph-rsid="001cb17e"/>
    </style:style>
    <style:style style:name="P21" style:family="paragraph" style:parent-style-name="Text_20_body" style:list-style-name="L5">
      <style:paragraph-properties style:line-height-at-least="0.1681in"/>
      <style:text-properties fo:font-variant="normal" fo:text-transform="none" fo:color="#2a2a2a" style:font-name="Arial1" fo:font-size="8.30000019073486pt" fo:letter-spacing="normal" fo:font-style="normal" fo:font-weight="normal"/>
    </style:style>
    <style:style style:name="P22" style:family="paragraph" style:parent-style-name="Text_20_body">
      <style:text-properties fo:font-variant="normal" fo:text-transform="none" fo:color="#333333" style:font-name="Segoe UI2" fo:font-size="7.65000009536743pt" fo:letter-spacing="normal" fo:font-style="normal" fo:font-weight="normal" officeooo:rsid="00160dc4" officeooo:paragraph-rsid="002402fe"/>
    </style:style>
    <style:style style:name="P23" style:family="paragraph" style:parent-style-name="Text_20_body">
      <style:text-properties fo:font-variant="normal" fo:text-transform="none" fo:color="#333333" style:font-name="Courier New1" fo:font-size="10pt" fo:letter-spacing="normal" fo:font-style="normal" fo:font-weight="normal" officeooo:paragraph-rsid="002402fe"/>
    </style:style>
    <style:style style:name="P24" style:family="paragraph" style:parent-style-name="Text_20_body">
      <style:text-properties fo:font-variant="normal" fo:text-transform="none" fo:color="#444444" style:font-name="Lucida Grande" fo:font-size="7.65000009536743pt" fo:letter-spacing="normal" fo:font-style="normal" fo:font-weight="normal" officeooo:paragraph-rsid="002436ce"/>
    </style:style>
    <style:style style:name="P25" style:family="paragraph" style:parent-style-name="Text_20_body" style:list-style-name="L3">
      <style:text-properties fo:font-variant="normal" fo:text-transform="none" style:use-window-font-color="true" style:font-name="Lucida Grande" fo:font-size="7.65000009536743pt" fo:letter-spacing="normal" fo:font-style="normal" fo:font-weight="normal" officeooo:rsid="002436ce" officeooo:paragraph-rsid="002436ce" style:font-weight-asian="bold" style:font-weight-complex="bold"/>
    </style:style>
    <style:style style:name="P26" style:family="paragraph" style:parent-style-name="Text_20_body" style:list-style-name="L3">
      <style:text-properties fo:font-variant="normal" fo:text-transform="none" fo:color="#555555" style:font-name="Open Sans" fo:font-size="10.8500003814697pt" fo:letter-spacing="normal" fo:font-style="normal" fo:font-weight="normal" officeooo:rsid="002436ce" officeooo:paragraph-rsid="002436ce" style:font-weight-asian="bold" style:font-weight-complex="bold"/>
    </style:style>
    <style:style style:name="P27" style:family="paragraph" style:parent-style-name="Text_20_body" style:list-style-name="L3">
      <style:text-properties officeooo:paragraph-rsid="002436ce"/>
    </style:style>
    <style:style style:name="P28" style:family="paragraph" style:parent-style-name="Text_20_body" style:list-style-name="L3">
      <style:text-properties fo:font-weight="bold" officeooo:rsid="002436ce" officeooo:paragraph-rsid="002436ce" style:font-weight-asian="bold" style:font-weight-complex="bold"/>
    </style:style>
    <style:style style:name="P29" style:family="paragraph" style:parent-style-name="Text_20_body">
      <style:text-properties officeooo:paragraph-rsid="002436ce"/>
    </style:style>
    <style:style style:name="P30" style:family="paragraph" style:parent-style-name="Text_20_body">
      <style:paragraph-properties fo:margin-left="0in" fo:margin-right="0in" fo:text-indent="0in" style:auto-text-indent="false"/>
      <style:text-properties fo:font-variant="normal" fo:text-transform="none" fo:color="#111111" style:font-name="Segoe UI" fo:font-size="8.89999961853027pt" fo:letter-spacing="normal" fo:font-style="normal" fo:font-weight="normal"/>
    </style:style>
    <style:style style:name="P31" style:family="paragraph" style:parent-style-name="Text_20_body">
      <style:paragraph-properties fo:margin-left="0in" fo:margin-right="0in" style:line-height-at-least="0.1681in" fo:text-indent="0in" style:auto-text-indent="false" fo:padding="0in" fo:border="none"/>
      <style:text-properties fo:font-variant="normal" fo:text-transform="none" fo:color="#2a2a2a" fo:letter-spacing="normal"/>
    </style:style>
    <style:style style:name="P32" style:family="paragraph" style:parent-style-name="Text_20_body">
      <style:paragraph-properties fo:margin-left="0in" fo:margin-right="0in" style:line-height-at-least="0.1681in" fo:text-indent="0in" style:auto-text-indent="false" fo:padding="0in" fo:border="none"/>
    </style:style>
    <style:style style:name="P33" style:family="paragraph" style:parent-style-name="Text_20_body" style:list-style-name="L4">
      <style:paragraph-properties fo:margin-left="0in" fo:margin-right="0in" fo:margin-top="0in" fo:margin-bottom="0in" style:contextual-spacing="false" fo:text-indent="0in" style:auto-text-indent="false"/>
      <style:text-properties fo:font-variant="normal" fo:text-transform="none" fo:color="#2a2a2a" style:font-name="trebuchet ms" fo:font-size="12pt" fo:letter-spacing="normal" fo:font-style="normal" fo:font-weight="normal"/>
    </style:style>
    <style:style style:name="P34" style:family="paragraph" style:parent-style-name="Text_20_body" style:list-style-name="L5">
      <style:paragraph-properties fo:margin-left="0in" fo:margin-right="0in" fo:margin-top="0in" fo:margin-bottom="0in" style:contextual-spacing="false" style:line-height-at-least="0.1681in" fo:text-indent="0in" style:auto-text-indent="false"/>
      <style:text-properties fo:font-variant="normal" fo:text-transform="none" fo:color="#2a2a2a" style:font-name="Arial1" fo:font-size="8.30000019073486pt" fo:letter-spacing="normal" fo:font-style="normal" fo:font-weight="normal"/>
    </style:style>
    <style:style style:name="P35" style:family="paragraph" style:parent-style-name="Text_20_body" style:list-style-name="L5">
      <style:paragraph-properties fo:margin-left="0in" fo:margin-right="0in" fo:margin-top="0in" fo:margin-bottom="0in" style:contextual-spacing="false" style:line-height-at-least="0.1681in" fo:text-indent="0in" style:auto-text-indent="fals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a2a2a" style:font-name="trebuchet ms" fo:font-size="12pt" fo:letter-spacing="normal" fo:font-style="normal" fo:font-weight="normal"/>
    </style:style>
    <style:style style:name="P37" style:family="paragraph" style:parent-style-name="Text_20_body" style:list-style-name="L6">
      <style:paragraph-properties fo:margin-left="0in" fo:margin-right="0in" fo:margin-top="0in" fo:margin-bottom="0in" style:contextual-spacing="false" style:line-height-at-least="0.1681in" fo:text-indent="0in" style:auto-text-indent="false" fo:padding="0in" fo:border="none"/>
      <style:text-properties fo:font-variant="normal" fo:text-transform="none" fo:color="#000000" style:font-name="Calibri" fo:font-size="10.1999998092651pt" fo:letter-spacing="normal" fo:font-style="normal" fo:font-weight="normal"/>
    </style:style>
    <style:style style:name="P38" style:family="paragraph" style:parent-style-name="Text_20_body">
      <style:paragraph-properties fo:margin-left="0in" fo:margin-right="0in" fo:margin-top="0in" fo:margin-bottom="0in" style:contextual-spacing="false" style:line-height-at-least="0.1862in" fo:text-align="start" style:justify-single-word="false" fo:text-indent="0in" style:auto-text-indent="false" fo:padding="0in" fo:border="none"/>
      <style:text-properties fo:font-variant="normal" fo:text-transform="none" fo:color="#666666" style:text-line-through-style="none" style:font-name="Segoe UI1" fo:font-size="8.89999961853027pt" fo:letter-spacing="normal" fo:font-style="normal" style:text-underline-style="none" fo:font-weight="normal" style:text-blinking="false"/>
    </style:style>
    <style:style style:name="P39"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ffffff" fo:padding="0in" fo:border="none">
        <style:background-image/>
      </style:paragraph-properties>
      <style:text-properties fo:font-variant="normal" fo:text-transform="none" fo:color="#000000" style:font-name="Arial2" fo:font-size="8.89999961853027pt" fo:letter-spacing="normal" fo:font-style="normal" fo:font-weight="normal"/>
    </style:style>
    <style:style style:name="P40"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ffffff" fo:padding="0in" fo:border="none">
        <style:background-image/>
      </style:paragraph-properties>
      <style:text-properties fo:font-variant="normal" fo:text-transform="none" fo:color="#000000" style:font-name="Arial2" fo:font-size="8.89999961853027pt" fo:letter-spacing="normal" fo:font-style="normal" fo:font-weight="normal" officeooo:paragraph-rsid="00217dfc"/>
    </style:style>
    <style:style style:name="P41"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ffffff" fo:padding="0in" fo:border="none">
        <style:background-image/>
      </style:paragraph-properties>
    </style:style>
    <style:style style:name="P42"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ffffff" fo:padding="0in" fo:border="none">
        <style:background-image/>
      </style:paragraph-properties>
      <style:text-properties officeooo:paragraph-rsid="00217dfc"/>
    </style:style>
    <style:style style:name="P43"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ffffff" fo:padding="0.0291in" fo:border-left="none" fo:border-right="none" fo:border-top="none" fo:border-bottom="0.99pt solid #000000" style:join-border="false">
        <style:background-image/>
      </style:paragraph-properties>
    </style:style>
    <style:style style:name="P44" style:family="paragraph" style:parent-style-name="Text_20_body" style:list-style-name="L7">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fo:font-variant="normal" fo:text-transform="none" fo:color="#000000" style:font-name="Arial2" fo:font-size="8.89999961853027pt" fo:letter-spacing="normal" fo:font-style="normal" fo:font-weight="normal"/>
    </style:style>
    <style:style style:name="P45"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fo:font-variant="normal" fo:text-transform="none" fo:color="#444444" style:font-name="Verdana2" fo:font-size="7.65000009536743pt" fo:letter-spacing="normal" fo:font-style="normal" fo:font-weight="normal" officeooo:paragraph-rsid="00217dfc"/>
    </style:style>
    <style:style style:name="P46" style:family="paragraph" style:parent-style-name="Text_20_body" style:list-style-name="L7">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style>
    <style:style style:name="P47" style:family="paragraph" style:parent-style-name="Text_20_body" style:list-style-name="L8">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officeooo:paragraph-rsid="00217dfc"/>
    </style:style>
    <style:style style:name="P48"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officeooo:paragraph-rsid="00217dfc"/>
    </style:style>
    <style:style style:name="P49"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fo:font-weight="bold" officeooo:rsid="002402fe" officeooo:paragraph-rsid="002402fe" style:font-weight-asian="bold" style:font-weight-complex="bold"/>
    </style:style>
    <style:style style:name="P50" style:family="paragraph" style:parent-style-name="Text_20_body">
      <style:paragraph-properties fo:margin-left="0in" fo:margin-right="0in" fo:margin-top="0in" fo:margin-bottom="0in" style:contextual-spacing="false" style:line-height-at-least="0.1591in" fo:text-align="start" style:justify-single-word="false" fo:text-indent="0in" style:auto-text-indent="false" fo:background-color="transparent" fo:padding="0.0291in" fo:border-left="none" fo:border-right="none" fo:border-top="none" fo:border-bottom="0.99pt solid #000000" style:join-border="false">
        <style:background-image/>
      </style:paragraph-properties>
      <style:text-properties officeooo:paragraph-rsid="00217dfc"/>
    </style:style>
    <style:style style:name="P51" style:family="paragraph" style:parent-style-name="Text_20_body">
      <style:paragraph-properties fo:margin-left="0in" fo:margin-right="0in" fo:margin-top="0in" fo:margin-bottom="0.0835in" style:contextual-spacing="false" style:line-height-at-least="0.1591in" fo:text-align="start" style:justify-single-word="false" fo:text-indent="0in" style:auto-text-indent="false"/>
      <style:text-properties fo:font-variant="normal" fo:text-transform="none" fo:color="#333333" style:font-name="Segoe UI2" fo:font-size="7.65000009536743pt" fo:letter-spacing="normal" fo:font-style="normal" fo:font-weight="normal" officeooo:paragraph-rsid="002402fe"/>
    </style:style>
    <style:style style:name="P52" style:family="paragraph" style:parent-style-name="Text_20_body">
      <style:paragraph-properties fo:margin-left="0in" fo:margin-right="0in" fo:margin-top="0in" fo:margin-bottom="0.1772in" style:contextual-spacing="false" style:line-height-at-least="0.1681in" fo:text-indent="0in" style:auto-text-indent="false"/>
      <style:text-properties fo:font-variant="normal" fo:text-transform="none" fo:color="#000000" style:font-name="Calibri" fo:font-size="10.1999998092651pt" fo:letter-spacing="normal" fo:font-style="normal" fo:font-weight="normal"/>
    </style:style>
    <style:style style:name="P53" style:family="paragraph" style:parent-style-name="Text_20_body">
      <style:paragraph-properties fo:margin-left="0in" fo:margin-right="0in" fo:margin-top="0in" fo:margin-bottom="0.1772in" style:contextual-spacing="false" style:line-height-at-least="0.1681in" fo:text-indent="0in" style:auto-text-indent="false"/>
    </style:style>
    <style:style style:name="P54" style:family="paragraph" style:parent-style-name="Text_20_body">
      <style:paragraph-properties fo:margin-left="0in" fo:margin-right="0in" fo:margin-top="0.1327in" fo:margin-bottom="0in" style:contextual-spacing="false" style:line-height-at-least="0.1772in" fo:text-indent="0in" style:auto-text-indent="false" fo:padding="0in" fo:border="none"/>
      <style:text-properties fo:font-variant="normal" fo:text-transform="none" fo:color="#333333" style:font-name="arial" fo:font-size="8.30000019073486pt" fo:letter-spacing="normal" fo:font-style="normal" fo:font-weight="normal"/>
    </style:style>
    <style:style style:name="P55" style:family="paragraph" style:parent-style-name="Text_20_body">
      <style:paragraph-properties fo:margin-left="0in" fo:margin-right="0in" fo:margin-top="0.1327in" fo:margin-bottom="0in" style:contextual-spacing="false" style:line-height-at-least="0.1772in" fo:text-indent="0in" style:auto-text-indent="false" fo:padding="0in" fo:border="none"/>
    </style:style>
    <style:style style:name="P56" style:family="paragraph" style:parent-style-name="Text_20_body">
      <style:paragraph-properties fo:margin-left="0in" fo:margin-right="0in" fo:margin-top="0in" fo:margin-bottom="0.1862in" style:contextual-spacing="false" style:line-height-at-least="0.1591in" fo:text-align="start" style:justify-single-word="false" fo:text-indent="0in" style:auto-text-indent="false" fo:padding="0in" fo:border="none"/>
      <style:text-properties fo:font-variant="normal" fo:text-transform="none" fo:color="#444444" style:font-name="Lucida Grande" fo:font-size="7.65000009536743pt" fo:letter-spacing="normal" fo:font-style="normal" fo:font-weight="normal"/>
    </style:style>
    <style:style style:name="P57" style:family="paragraph" style:parent-style-name="Text_20_body">
      <style:paragraph-properties fo:margin-left="0in" fo:margin-right="0in" fo:margin-top="0in" fo:margin-bottom="0.1862in" style:contextual-spacing="false" style:line-height-at-least="0.1591in" fo:text-align="start" style:justify-single-word="false" fo:text-indent="0in" style:auto-text-indent="false" fo:padding="0in" fo:border="none"/>
      <style:text-properties fo:font-variant="normal" fo:text-transform="none" fo:color="#444444" style:font-name="Lucida Grande" fo:font-size="7.65000009536743pt" fo:letter-spacing="normal" fo:font-style="normal" fo:font-weight="normal" officeooo:paragraph-rsid="002436ce"/>
    </style:style>
    <style:style style:name="P58" style:family="paragraph" style:parent-style-name="Text_20_body">
      <style:paragraph-properties fo:margin-left="0in" fo:margin-right="0in" fo:margin-top="0in" fo:margin-bottom="0.1862in" style:contextual-spacing="false" style:line-height-at-least="0.1591in" fo:text-align="start" style:justify-single-word="false" fo:text-indent="0in" style:auto-text-indent="false" fo:padding="0in" fo:border="none"/>
      <style:text-properties fo:font-variant="normal" fo:text-transform="none" fo:color="#444444" style:font-name="Lucida Grande" fo:font-size="7.65000009536743pt" fo:letter-spacing="normal" fo:font-style="normal" fo:font-weight="normal" officeooo:rsid="002436ce" officeooo:paragraph-rsid="002436ce"/>
    </style:style>
    <style:style style:name="P59" style:family="paragraph" style:parent-style-name="Text_20_body">
      <style:paragraph-properties fo:margin-left="0in" fo:margin-right="0in" fo:margin-top="0in" fo:margin-bottom="0.1862in" style:contextual-spacing="false" style:line-height-at-least="0.1591in" fo:text-align="start" style:justify-single-word="false" fo:text-indent="0in" style:auto-text-indent="false" fo:padding="0in" fo:border="none"/>
      <style:text-properties fo:font-variant="normal" fo:text-transform="none" fo:color="#444444" style:font-name="Lucida Grande" fo:letter-spacing="normal" fo:font-style="normal" fo:font-weight="normal"/>
    </style:style>
    <style:style style:name="P60" style:family="paragraph" style:parent-style-name="Text_20_body" style:list-style-name="L4">
      <style:paragraph-properties fo:margin-top="0in" fo:margin-bottom="0in" style:contextual-spacing="false"/>
      <style:text-properties fo:font-variant="normal" fo:text-transform="none" fo:color="#2a2a2a" style:font-name="trebuchet ms" fo:font-size="12pt" fo:letter-spacing="normal" fo:font-style="normal" fo:font-weight="normal"/>
    </style:style>
    <style:style style:name="P61" style:family="paragraph" style:parent-style-name="Text_20_body" style:list-style-name="L5">
      <style:paragraph-properties fo:margin-top="0in" fo:margin-bottom="0in" style:contextual-spacing="false" style:line-height-at-least="0.1681in"/>
    </style:style>
    <style:style style:name="P62" style:family="paragraph" style:parent-style-name="Text_20_body">
      <style:paragraph-properties fo:margin-top="0.0445in" fo:margin-bottom="0.0445in" style:contextual-spacing="false" fo:padding="0in" fo:border="none"/>
      <style:text-properties fo:font-variant="normal" fo:text-transform="none" fo:color="#000000" style:font-name="verdana" fo:font-size="12pt" fo:letter-spacing="normal" fo:font-style="normal" fo:font-weight="normal"/>
    </style:style>
    <style:style style:name="P63" style:family="paragraph" style:parent-style-name="Text_20_body" style:list-style-name="L3">
      <style:paragraph-properties fo:margin-top="0.0445in" fo:margin-bottom="0.0445in" style:contextual-spacing="false" fo:padding="0in" fo:border="none"/>
      <style:text-properties fo:font-variant="normal" fo:text-transform="none" fo:color="#000000" style:font-name="verdana" fo:font-size="12pt" fo:letter-spacing="normal" fo:font-style="normal" fo:font-weight="normal"/>
    </style:style>
    <style:style style:name="P64" style:family="paragraph" style:parent-style-name="Text_20_body" style:list-style-name="L3">
      <style:paragraph-properties fo:margin-top="0.0445in" fo:margin-bottom="0.0445in" style:contextual-spacing="false" fo:padding="0in" fo:border="none"/>
      <style:text-properties fo:font-variant="normal" fo:text-transform="none" fo:color="#000000" style:font-name="verdana" fo:font-size="12pt" fo:letter-spacing="normal" fo:font-style="normal" fo:font-weight="normal" officeooo:paragraph-rsid="0016eb74"/>
    </style:style>
    <style:style style:name="P65" style:family="paragraph" style:parent-style-name="Text_20_body" style:list-style-name="L3">
      <style:paragraph-properties fo:margin-top="0.0445in" fo:margin-bottom="0.0445in" style:contextual-spacing="false" fo:padding="0in" fo:border="none"/>
      <style:text-properties fo:font-variant="normal" fo:text-transform="none" fo:color="#000000" style:font-name="verdana" fo:font-size="12pt" fo:letter-spacing="normal" fo:font-style="normal" fo:font-weight="normal" officeooo:rsid="0016eb74" officeooo:paragraph-rsid="0016eb74"/>
    </style:style>
    <style:style style:name="P66" style:family="paragraph" style:parent-style-name="Text_20_body">
      <style:paragraph-properties fo:margin-top="0.0445in" fo:margin-bottom="0.0445in" style:contextual-spacing="false" fo:padding="0in" fo:border="none"/>
      <style:text-properties fo:font-variant="normal" fo:text-transform="none" fo:color="#000000" style:font-name="verdana" fo:font-size="12pt" fo:letter-spacing="normal" fo:font-style="normal" fo:font-weight="normal" officeooo:rsid="0016eb74" officeooo:paragraph-rsid="0016eb74"/>
    </style:style>
    <style:style style:name="P67" style:family="paragraph" style:parent-style-name="Text_20_body">
      <style:paragraph-properties fo:margin-top="0.0445in" fo:margin-bottom="0.0445in" style:contextual-spacing="false" fo:padding="0in" fo:border="none"/>
      <style:text-properties fo:font-variant="normal" fo:text-transform="none" fo:color="#000000" style:font-name="Calibri" fo:font-size="10.1999998092651pt" fo:letter-spacing="normal" fo:font-style="normal" fo:font-weight="normal" officeooo:rsid="0016eb74" officeooo:paragraph-rsid="0016eb74"/>
    </style:style>
    <style:style style:name="P68" style:family="paragraph" style:parent-style-name="Text_20_body" style:list-style-name="L3">
      <style:paragraph-properties fo:margin-top="0.0445in" fo:margin-bottom="0.0445in" style:contextual-spacing="false" fo:padding="0in" fo:border="none"/>
      <style:text-properties fo:font-variant="normal" fo:text-transform="none" fo:color="#000000" style:font-name="Calibri" fo:font-size="10.1999998092651pt" fo:letter-spacing="normal" fo:font-style="normal" fo:font-weight="normal"/>
    </style:style>
    <style:style style:name="P69" style:family="paragraph" style:parent-style-name="Text_20_body" style:list-style-name="L3">
      <style:paragraph-properties fo:margin-top="0.0445in" fo:margin-bottom="0.0445in" style:contextual-spacing="false" fo:padding="0in" fo:border="none"/>
      <style:text-properties fo:font-variant="normal" fo:text-transform="none" fo:color="#000000" style:font-name="Arial2" fo:font-size="8.89999961853027pt" fo:letter-spacing="normal" fo:font-style="normal" fo:font-weight="normal"/>
    </style:style>
    <style:style style:name="P70" style:family="paragraph" style:parent-style-name="Text_20_body" style:list-style-name="L3">
      <style:paragraph-properties fo:margin-top="0.0445in" fo:margin-bottom="0.0445in" style:contextual-spacing="false" fo:padding="0in" fo:border="none"/>
      <style:text-properties fo:font-variant="normal" fo:text-transform="none" fo:color="#2a2a2a" style:font-name="trebuchet ms" fo:font-size="12pt" fo:letter-spacing="normal" fo:font-style="normal" fo:font-weight="normal"/>
    </style:style>
    <style:style style:name="P71" style:family="paragraph" style:parent-style-name="Text_20_body">
      <style:paragraph-properties fo:margin-top="0.0445in" fo:margin-bottom="0.0445in" style:contextual-spacing="false" fo:padding="0in" fo:border="none"/>
      <style:text-properties fo:font-variant="normal" fo:text-transform="none" fo:color="#333333" style:font-name="Verdana" fo:font-size="9pt" fo:letter-spacing="normal" fo:font-style="normal" fo:font-weight="normal"/>
    </style:style>
    <style:style style:name="P72" style:family="paragraph" style:parent-style-name="Text_20_body">
      <style:paragraph-properties fo:margin-top="0.0445in" fo:margin-bottom="0.0445in" style:contextual-spacing="false" fo:padding="0in" fo:border="none"/>
      <style:text-properties fo:font-variant="normal" fo:text-transform="none" fo:color="#333333" style:font-name="trebuchet ms" fo:font-size="12pt" fo:letter-spacing="normal" fo:font-style="normal" fo:font-weight="normal"/>
    </style:style>
    <style:style style:name="P73" style:family="paragraph" style:parent-style-name="Text_20_body">
      <style:paragraph-properties fo:margin-top="0.0445in" fo:margin-bottom="0.0445in" style:contextual-spacing="false" fo:padding="0in" fo:border="none"/>
      <style:text-properties fo:font-variant="normal" fo:text-transform="none" fo:color="#111111" style:font-name="Segoe UI" fo:font-size="8.89999961853027pt" fo:letter-spacing="normal" fo:font-style="normal" fo:font-weight="normal"/>
    </style:style>
    <style:style style:name="P74" style:family="paragraph" style:parent-style-name="Text_20_body" style:list-style-name="L3">
      <style:paragraph-properties fo:margin-top="0.0445in" fo:margin-bottom="0.0445in" style:contextual-spacing="false" fo:padding="0in" fo:border="none"/>
      <style:text-properties fo:font-variant="normal" fo:text-transform="none" fo:color="#111111" style:font-name="Segoe UI" fo:font-size="8.89999961853027pt" fo:letter-spacing="normal" fo:font-style="normal" fo:font-weight="normal"/>
    </style:style>
    <style:style style:name="P75" style:family="paragraph" style:parent-style-name="Text_20_body" style:list-style-name="L3">
      <style:paragraph-properties fo:margin-top="0.0445in" fo:margin-bottom="0.0445in" style:contextual-spacing="false" fo:padding="0in" fo:border="none"/>
      <style:text-properties fo:font-variant="normal" fo:text-transform="none" fo:color="#666666" style:text-line-through-style="none" style:font-name="Segoe UI1" fo:font-size="8.89999961853027pt" fo:letter-spacing="normal" fo:font-style="normal" style:text-underline-style="none" fo:font-weight="normal" style:text-blinking="false"/>
    </style:style>
    <style:style style:name="P76" style:family="paragraph" style:parent-style-name="Text_20_body" style:list-style-name="L3">
      <style:paragraph-properties fo:margin-top="0.0445in" fo:margin-bottom="0.0445in" style:contextual-spacing="false" fo:padding="0in" fo:border="none"/>
      <style:text-properties fo:font-variant="normal" fo:text-transform="none" fo:color="#222222" style:font-name="arial1" fo:font-size="12pt" fo:letter-spacing="normal" fo:font-style="normal" fo:font-weight="normal" officeooo:rsid="0016eb74" officeooo:paragraph-rsid="0016eb74"/>
    </style:style>
    <style:style style:name="P77" style:family="paragraph" style:parent-style-name="Text_20_body">
      <style:paragraph-properties fo:margin-left="0.1874in" fo:margin-right="0in" fo:margin-top="0in" fo:margin-bottom="0in" style:contextual-spacing="false" style:line-height-at-least="0.1681in" fo:text-indent="0in" style:auto-text-indent="false" fo:padding="0in" fo:border="none"/>
      <style:text-properties fo:font-variant="normal" fo:text-transform="none" fo:color="#2a2a2a" style:font-name="trebuchet ms" fo:font-size="12pt" fo:letter-spacing="normal" fo:font-style="normal" fo:font-weight="normal"/>
    </style:style>
    <style:style style:name="P78" style:family="paragraph" style:parent-style-name="Text_20_body">
      <style:paragraph-properties fo:margin-left="0.1874in" fo:margin-right="0in" fo:margin-top="0in" fo:margin-bottom="0in" style:contextual-spacing="false" style:line-height-at-least="0.1681in" fo:text-indent="0in" style:auto-text-indent="false" fo:padding="0in" fo:border="none"/>
      <style:text-properties fo:font-variant="normal" fo:text-transform="none" fo:color="#333333" style:font-name="trebuchet ms" fo:font-size="12pt" fo:letter-spacing="normal" fo:font-style="normal" fo:font-weight="normal"/>
    </style:style>
    <style:style style:name="P79" style:family="paragraph" style:parent-style-name="Text_20_body">
      <style:paragraph-properties fo:margin-left="0.1874in" fo:margin-right="0in" fo:margin-top="0in" fo:margin-bottom="0in" style:contextual-spacing="false" style:line-height-at-least="0.1681in" fo:text-indent="0in" style:auto-text-indent="false" fo:padding="0in" fo:border="none"/>
      <style:text-properties fo:font-variant="normal" fo:text-transform="none" fo:color="#000000" style:font-name="Calibri" fo:font-size="10.1999998092651pt" fo:letter-spacing="normal" fo:font-style="normal" fo:font-weight="normal"/>
    </style:style>
    <style:style style:name="P80" style:family="paragraph" style:parent-style-name="Text_20_body">
      <style:paragraph-properties fo:margin-left="0.1874in" fo:margin-right="0in" fo:margin-top="0in" fo:margin-bottom="0in" style:contextual-spacing="false" style:line-height-at-least="0.1681in" fo:text-indent="0in" style:auto-text-indent="false" fo:padding="0in" fo:border="none"/>
    </style:style>
    <style:style style:name="P81" style:family="paragraph" style:parent-style-name="Text_20_body" style:list-style-name="L3">
      <style:paragraph-properties fo:margin-top="0in" fo:margin-bottom="0.1862in" style:contextual-spacing="false" style:line-height-at-least="0.1591in" fo:text-align="start" style:justify-single-word="false" fo:padding="0in" fo:border="none"/>
      <style:text-properties fo:font-variant="normal" fo:text-transform="none" style:use-window-font-color="true" style:font-name="Lucida Grande" fo:font-size="7.65000009536743pt" fo:letter-spacing="normal" fo:font-style="normal" fo:font-weight="normal" officeooo:paragraph-rsid="002436ce" style:font-weight-asian="normal" style:font-weight-complex="normal"/>
    </style:style>
    <style:style style:name="P82" style:family="paragraph" style:parent-style-name="Preformatted_20_Text">
      <style:paragraph-properties fo:margin-left="0in" fo:margin-right="0in" style:line-height-at-least="0.1591in" fo:text-align="justify" style:justify-single-word="false" fo:text-indent="0in" style:auto-text-indent="false" fo:background-color="#ffffff" fo:padding="0.1327in" fo:border="3.8pt solid #eaeaea">
        <style:background-image/>
      </style:paragraph-properties>
      <style:text-properties fo:font-variant="normal" fo:text-transform="none" fo:color="#444444" style:font-name="courier new" fo:font-size="8.30000019073486pt" fo:letter-spacing="normal" fo:font-style="normal" fo:font-weight="normal"/>
    </style:style>
    <style:style style:name="P83" style:family="paragraph" style:parent-style-name="Preformatted_20_Text">
      <style:paragraph-properties fo:margin-top="0in" fo:margin-bottom="0.1965in" style:contextual-spacing="false" style:line-height-at-least="0.1591in" fo:text-align="justify" style:justify-single-word="false" fo:background-color="#ffffff" fo:padding="0.1327in" fo:border="3.8pt solid #eaeaea">
        <style:background-image/>
      </style:paragraph-properties>
      <style:text-properties fo:font-variant="normal" fo:text-transform="none" fo:color="#444444" style:font-name="courier new" fo:font-size="8.30000019073486pt" fo:letter-spacing="normal" fo:font-style="normal" fo:font-weight="normal"/>
    </style:style>
    <style:style style:name="P84" style:family="paragraph" style:parent-style-name="Preformatted_20_Text">
      <style:paragraph-properties style:line-height-at-least="0.1591in" fo:text-align="justify" style:justify-single-word="false" fo:background-color="#ffffff" fo:padding="0.1327in" fo:border="3.8pt solid #eaeaea">
        <style:background-image/>
      </style:paragraph-properties>
      <style:text-properties fo:font-variant="normal" fo:text-transform="none" fo:color="#444444" style:font-name="courier new" fo:font-size="8.30000019073486pt" fo:letter-spacing="normal" fo:font-style="normal" fo:font-weight="normal"/>
    </style:style>
    <style:style style:name="P85" style:family="paragraph" style:parent-style-name="Preformatted_20_Text">
      <style:paragraph-properties fo:margin-left="0.0173in" fo:margin-right="0.0173in" fo:margin-top="0.0882in" fo:margin-bottom="0.0882in" style:contextual-spacing="false" fo:line-height="150%" fo:text-align="start" style:justify-single-word="false" fo:text-indent="0in" style:auto-text-indent="false" fo:background-color="#f8f8f8" fo:padding-left="0.1772in" fo:padding-right="0in" fo:padding-top="0in" fo:padding-bottom="0in" fo:border-left="6.35pt solid #8fbc8f" fo:border-right="none" fo:border-top="none" fo:border-bottom="none">
        <style:background-image/>
      </style:paragraph-properties>
      <style:text-properties fo:font-variant="normal" fo:text-transform="none" fo:color="#111111" style:font-name="Courier News" fo:font-size="7.65000009536743pt" fo:letter-spacing="normal" fo:font-style="normal" fo:font-weight="normal" officeooo:paragraph-rsid="002436ce"/>
    </style:style>
    <style:style style:name="P86" style:family="paragraph" style:parent-style-name="Preformatted_20_Text">
      <style:paragraph-properties fo:margin-left="0.0173in" fo:margin-right="0.0173in" fo:margin-top="0.0882in" fo:margin-bottom="0.0882in" style:contextual-spacing="false" fo:line-height="150%" fo:text-align="start" style:justify-single-word="false" fo:text-indent="0in" style:auto-text-indent="false" fo:background-color="#f8f8f8" fo:padding-left="0.1772in" fo:padding-right="0in" fo:padding-top="0in" fo:padding-bottom="0in" fo:border-left="6.35pt solid #8fbc8f" fo:border-right="none" fo:border-top="none" fo:border-bottom="none">
        <style:background-image/>
      </style:paragraph-properties>
      <style:text-properties officeooo:paragraph-rsid="002436ce"/>
    </style:style>
    <style:style style:name="P87" style:family="paragraph" style:parent-style-name="Quotations">
      <style:paragraph-properties fo:margin-left="0.3937in" fo:margin-right="0.3937in" fo:margin-top="0in" fo:margin-bottom="0in" style:contextual-spacing="false" style:line-height-at-least="0.1591in" fo:text-align="start" style:justify-single-word="false" fo:text-indent="0in" style:auto-text-indent="false" fo:background-color="transparent" fo:padding="0in" fo:border="none">
        <style:background-image/>
      </style:paragraph-properties>
      <style:text-properties fo:font-variant="normal" fo:text-transform="none" fo:color="#000000" style:font-name="Arial2" fo:font-size="8.89999961853027pt" fo:letter-spacing="normal" fo:font-style="normal" fo:font-weight="normal" officeooo:paragraph-rsid="00217dfc"/>
    </style:style>
    <style:style style:name="T1" style:family="text">
      <style:text-properties fo:color="#2a2a2a" style:font-name="Arial1"/>
    </style:style>
    <style:style style:name="T2" style:family="text">
      <style:text-properties fo:font-variant="normal" fo:text-transform="none" fo:color="#2a2a2a" style:font-name="Arial1" fo:font-size="12pt" fo:letter-spacing="normal" fo:font-style="normal" fo:font-weight="normal"/>
    </style:style>
    <style:style style:name="T3" style:family="text">
      <style:text-properties fo:font-variant="normal" fo:text-transform="none" fo:color="#2a2a2a" style:font-name="Arial1" fo:font-size="8.30000019073486pt" fo:letter-spacing="normal" fo:font-style="normal" fo:font-weight="normal"/>
    </style:style>
    <style:style style:name="T4" style:family="text">
      <style:text-properties fo:font-variant="normal" fo:text-transform="none" fo:color="#2a2a2a" style:font-name="trebuchet ms" fo:font-size="12pt" fo:letter-spacing="normal" fo:font-style="normal" fo:font-weight="normal"/>
    </style:style>
    <style:style style:name="T5" style:family="text">
      <style:text-properties fo:font-variant="normal" fo:text-transform="none" fo:color="#3366cc" style:text-line-through-style="none" style:font-name="trebuchet ms" fo:font-size="12pt" fo:letter-spacing="normal" fo:font-style="normal" style:text-underline-style="none" fo:font-weight="normal" style:text-blinking="false"/>
    </style:style>
    <style:style style:name="T6" style:family="text">
      <style:text-properties fo:font-variant="normal" fo:text-transform="none" fo:color="#333333" style:font-name="trebuchet ms" fo:font-size="12pt" fo:letter-spacing="normal" fo:font-style="normal" fo:font-weight="normal"/>
    </style:style>
    <style:style style:name="T7" style:family="text">
      <style:text-properties fo:font-variant="normal" fo:text-transform="none" fo:color="#333333" style:font-name="Verdana1" fo:font-size="9pt" fo:letter-spacing="normal" fo:font-style="normal" fo:font-weight="normal"/>
    </style:style>
    <style:style style:name="T8" style:family="text">
      <style:text-properties fo:font-variant="normal" fo:text-transform="none" fo:color="#333333" style:font-name="arial" fo:font-size="8.30000019073486pt" fo:letter-spacing="normal" fo:font-style="normal" fo:font-weight="normal"/>
    </style:style>
    <style:style style:name="T9" style:family="text">
      <style:text-properties fo:font-variant="normal" fo:text-transform="none" fo:color="#333333" style:font-name="Segoe UI2" fo:font-size="7.65000009536743pt" fo:letter-spacing="normal" fo:font-style="normal" fo:font-weight="normal" officeooo:rsid="00160dc4"/>
    </style:style>
    <style:style style:name="T10" style:family="text">
      <style:text-properties fo:font-variant="normal" fo:text-transform="none" fo:color="#333333" style:font-name="Courier New1" fo:font-size="10pt" fo:letter-spacing="normal" fo:font-style="normal" fo:font-weight="normal"/>
    </style:style>
    <style:style style:name="T11" style:family="text">
      <style:text-properties fo:font-variant="normal" fo:text-transform="none" fo:color="#333333" fo:letter-spacing="normal"/>
    </style:style>
    <style:style style:name="T12" style:family="text">
      <style:text-properties fo:font-variant="normal" fo:text-transform="none" fo:color="#330099" style:text-line-through-style="none" style:font-name="trebuchet ms" fo:font-size="12pt" fo:letter-spacing="normal" fo:font-style="normal" style:text-underline-style="none" fo:font-weight="normal" style:text-blinking="false"/>
    </style:style>
    <style:style style:name="T13" style:family="text">
      <style:text-properties fo:font-variant="normal" fo:text-transform="none" fo:color="#000000" style:font-name="Calibri" fo:font-size="10.1999998092651pt" fo:letter-spacing="normal" fo:font-style="normal" fo:font-weight="normal"/>
    </style:style>
    <style:style style:name="T14" style:family="text">
      <style:text-properties fo:font-variant="normal" fo:text-transform="none" fo:color="#000000" style:font-name="Consolas" fo:font-size="8.89999961853027pt" fo:letter-spacing="normal" fo:font-style="normal" fo:font-weight="normal" fo:background-color="#eeeeee"/>
    </style:style>
    <style:style style:name="T15" style:family="text">
      <style:text-properties fo:font-variant="normal" fo:text-transform="none" fo:color="#000000" style:font-name="Arial2" fo:font-size="8.89999961853027pt" fo:letter-spacing="normal" fo:font-style="normal" fo:font-weight="normal"/>
    </style:style>
    <style:style style:name="T16" style:family="text">
      <style:text-properties fo:font-variant="normal" fo:text-transform="none" fo:color="#663366" style:text-line-through-style="none" style:font-name="Calibri" fo:font-size="10.1999998092651pt" fo:letter-spacing="normal" fo:font-style="normal" style:text-underline-style="none" fo:font-weight="normal" style:text-blinking="false"/>
    </style:style>
    <style:style style:name="T17" style:family="text">
      <style:text-properties fo:font-variant="normal" fo:text-transform="none" fo:color="#005288" style:text-line-through-style="none" style:font-name="inherit" fo:font-size="8.30000019073486pt" fo:letter-spacing="normal" fo:font-style="normal" style:text-underline-style="none" fo:font-weight="normal" style:text-blinking="false" fo:background-color="transparent"/>
    </style:style>
    <style:style style:name="T18" style:family="text">
      <style:text-properties fo:font-variant="normal" fo:text-transform="none" fo:color="#005288" style:text-line-through-style="none" style:font-name="arial" fo:font-size="8.30000019073486pt" fo:letter-spacing="normal" fo:font-style="normal" style:text-underline-style="none" fo:font-weight="normal" style:text-blinking="false"/>
    </style:style>
    <style:style style:name="T19" style:family="text">
      <style:text-properties fo:font-variant="normal" fo:text-transform="none" fo:color="#009900" style:text-line-through-style="none" style:font-name="inherit" fo:font-size="8.30000019073486pt" fo:letter-spacing="normal" fo:font-style="normal" style:text-underline-style="solid" style:text-underline-width="auto" style:text-underline-color="font-color" fo:font-weight="normal" style:text-blinking="false" fo:background-color="transparent"/>
    </style:style>
    <style:style style:name="T20" style:family="text">
      <style:text-properties fo:font-variant="normal" fo:text-transform="none" fo:color="#111111" style:font-name="Courier News" fo:font-size="7.65000009536743pt" fo:letter-spacing="normal" fo:font-style="normal" fo:font-weight="normal"/>
    </style:style>
    <style:style style:name="T21" style:family="text">
      <style:text-properties fo:font-variant="normal" fo:text-transform="none" fo:color="#4a6b82" style:text-line-through-style="none" style:font-name="Arial2" fo:font-size="8.89999961853027pt" fo:letter-spacing="normal" fo:font-style="normal" style:text-underline-style="none" fo:font-weight="normal" style:text-blinking="false" fo:background-color="transparent"/>
    </style:style>
    <style:style style:name="T22" style:family="text">
      <style:text-properties fo:font-variant="normal" fo:text-transform="none" fo:color="#4a6b82" style:text-line-through-style="none" style:font-name="Arial2" fo:font-size="8.89999961853027pt" fo:letter-spacing="normal" fo:font-style="normal" style:text-underline-style="none" fo:font-weight="normal" officeooo:rsid="001aaeb4" style:text-blinking="false" fo:background-color="transparent"/>
    </style:style>
    <style:style style:name="T23" style:family="text">
      <style:text-properties fo:font-variant="normal" fo:text-transform="none" fo:color="#0b0080" style:text-line-through-style="none" style:font-name="sans-serif" fo:font-size="8.30000019073486pt" fo:letter-spacing="normal" fo:font-style="normal" style:text-underline-style="none" fo:font-weight="normal" style:text-blinking="false" fo:background-color="#ffffff"/>
    </style:style>
    <style:style style:name="T24" style:family="text">
      <style:text-properties fo:font-variant="normal" fo:text-transform="none" fo:color="#4d7c95" style:font-name="Georgia" fo:letter-spacing="normal" fo:font-style="normal"/>
    </style:style>
    <style:style style:name="T25" style:family="text">
      <style:text-properties fo:font-variant="normal" fo:text-transform="none" fo:color="#4d7c95" style:font-name="Georgia" fo:letter-spacing="normal" fo:font-style="normal" fo:font-weight="bold"/>
    </style:style>
    <style:style style:name="T26" style:family="text">
      <style:text-properties fo:font-variant="normal" fo:text-transform="none" fo:color="#4d7c95" style:font-name="Georgia" fo:letter-spacing="normal" fo:font-style="normal" fo:font-weight="bold" officeooo:rsid="001aaeb4"/>
    </style:style>
    <style:style style:name="T27" style:family="text">
      <style:text-properties fo:font-variant="normal" fo:text-transform="none" fo:color="#4d7c95" style:font-name="Georgia" fo:letter-spacing="normal" fo:font-style="normal" officeooo:rsid="001aaeb4"/>
    </style:style>
    <style:style style:name="T28" style:family="text">
      <style:text-properties fo:font-variant="normal" fo:text-transform="none" style:font-name="Georgia" fo:letter-spacing="normal" fo:font-style="normal"/>
    </style:style>
    <style:style style:name="T29" style:family="text">
      <style:text-properties fo:font-variant="normal" fo:text-transform="none" style:font-name="Georgia" fo:letter-spacing="normal" fo:font-style="normal" officeooo:rsid="001aaeb4"/>
    </style:style>
    <style:style style:name="T30" style:family="text">
      <style:text-properties fo:font-variant="normal" fo:text-transform="none" style:use-window-font-color="true" style:font-name="Georgia" fo:font-size="7.65000009536743pt" fo:letter-spacing="normal" fo:font-style="normal" fo:font-weight="normal" officeooo:rsid="002436ce" style:font-weight-asian="bold" style:font-weight-complex="bold"/>
    </style:style>
    <style:style style:name="T31" style:family="text">
      <style:text-properties fo:font-variant="normal" fo:text-transform="none" fo:color="#444444" style:font-name="Lucida Grande" fo:font-size="7.65000009536743pt" fo:letter-spacing="normal" fo:font-style="normal" fo:font-weight="normal"/>
    </style:style>
    <style:style style:name="T32" style:family="text">
      <style:text-properties fo:font-variant="normal" fo:text-transform="none" fo:color="#555555" style:font-name="Open Sans" fo:font-size="10.8500003814697pt" fo:letter-spacing="normal" fo:font-style="normal"/>
    </style:style>
    <style:style style:name="T33" style:family="text">
      <style:text-properties fo:font-variant="normal" fo:text-transform="none" fo:color="#555555" style:font-name="Open Sans" fo:font-size="10.8500003814697pt" fo:letter-spacing="normal" fo:font-style="normal" fo:font-weight="normal"/>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16eb74" style:font-weight-asian="bold" style:font-weight-complex="bold"/>
    </style:style>
    <style:style style:name="T37" style:family="text">
      <style:text-properties fo:font-weight="bold" officeooo:rsid="001aaeb4" style:font-weight-asian="bold" style:font-weight-complex="bold"/>
    </style:style>
    <style:style style:name="T38" style:family="text">
      <style:text-properties fo:font-weight="bold" officeooo:rsid="0022eccc" style:font-weight-asian="bold" style:font-weight-complex="bold"/>
    </style:style>
    <style:style style:name="T39" style:family="text">
      <style:text-properties fo:font-weight="bold" officeooo:rsid="002402fe" style:font-weight-asian="bold" style:font-weight-complex="bold"/>
    </style:style>
    <style:style style:name="T40" style:family="text">
      <style:text-properties style:font-name="trebuchet ms" fo:font-size="12pt" fo:font-style="normal" fo:font-weight="normal"/>
    </style:style>
    <style:style style:name="T41" style:family="text">
      <style:text-properties style:font-name="trebuchet ms" fo:font-size="12pt" fo:font-style="normal" style:text-underline-style="solid" style:text-underline-width="auto" style:text-underline-color="font-color" fo:font-weight="normal"/>
    </style:style>
    <style:style style:name="T42" style:family="text">
      <style:text-properties style:text-underline-style="solid" style:text-underline-width="auto" style:text-underline-color="font-color"/>
    </style:style>
    <style:style style:name="T43" style:family="text">
      <style:text-properties style:font-name="Verdana" fo:font-size="9pt"/>
    </style:style>
    <style:style style:name="T44" style:family="text">
      <style:text-properties style:font-name="Verdana" fo:font-size="9pt" style:text-underline-style="solid" style:text-underline-width="auto" style:text-underline-color="font-color"/>
    </style:style>
    <style:style style:name="T45" style:family="text">
      <style:text-properties fo:color="#333333" style:font-name="Symbol" fo:font-size="10pt"/>
    </style:style>
    <style:style style:name="T46" style:family="text">
      <style:text-properties fo:color="#333333" style:font-name="Verdana" fo:font-size="9pt"/>
    </style:style>
    <style:style style:name="T47" style:family="text">
      <style:text-properties fo:color="#333333" style:font-name="Verdana" fo:font-size="9pt" fo:font-weight="bold"/>
    </style:style>
    <style:style style:name="T48" style:family="text">
      <style:text-properties fo:color="#000000" style:font-name="Calibri" fo:font-size="10.1999998092651pt"/>
    </style:style>
    <style:style style:name="T49" style:family="text">
      <style:text-properties style:font-name="Calibri" fo:font-size="10.1999998092651pt" style:font-weight-asian="bold" style:font-weight-complex="bold"/>
    </style:style>
    <style:style style:name="T50" style:family="text">
      <style:text-properties style:font-name="Calibri" fo:font-size="10.1999998092651pt" officeooo:rsid="0016eb74" style:font-weight-asian="bold" style:font-weight-complex="bold"/>
    </style:style>
    <style:style style:name="T51" style:family="text">
      <style:text-properties style:font-name="Calibri" fo:font-size="10.1999998092651pt" fo:font-weight="bold" style:font-weight-asian="bold" style:font-weight-complex="bold"/>
    </style:style>
    <style:style style:name="T52" style:family="text">
      <style:text-properties style:font-name="Calibri" fo:font-size="10.1999998092651pt" fo:font-weight="bold" officeooo:rsid="0016eb74" style:font-weight-asian="bold" style:font-weight-complex="bold"/>
    </style:style>
    <style:style style:name="T53" style:family="text">
      <style:text-properties style:font-name="Calibri" fo:font-size="10.1999998092651pt" fo:font-style="italic" style:font-weight-asian="bold" style:font-weight-complex="bold"/>
    </style:style>
    <style:style style:name="T54" style:family="text">
      <style:text-properties style:font-name="Calibri" fo:font-size="10.1999998092651pt" style:font-weight-asian="normal" style:font-weight-complex="normal"/>
    </style:style>
    <style:style style:name="T55" style:family="text">
      <style:text-properties fo:color="#663366" style:font-name="Calibri" fo:font-size="10.1999998092651pt" style:text-underline-style="solid" style:text-underline-width="auto" style:text-underline-color="font-color"/>
    </style:style>
    <style:style style:name="T56" style:family="text">
      <style:text-properties fo:color="#663366" style:text-line-through-style="none" style:font-name="Calibri" fo:font-size="10.1999998092651pt" style:text-underline-style="none" style:text-blinking="false" style:font-weight-asian="bold" style:font-weight-complex="bold"/>
    </style:style>
    <style:style style:name="T57" style:family="text">
      <style:text-properties fo:color="#663366" style:text-line-through-style="none" style:font-name="Calibri" fo:font-size="10.1999998092651pt" style:text-underline-style="none" officeooo:rsid="0016eb74" style:text-blinking="false" style:font-weight-asian="bold" style:font-weight-complex="bold"/>
    </style:style>
    <style:style style:name="T58" style:family="text">
      <style:text-properties fo:color="#663366" style:text-line-through-style="none" style:font-name="Calibri" fo:font-size="10.1999998092651pt" fo:font-style="italic" style:text-underline-style="none" style:text-blinking="false" style:font-weight-asian="bold" style:font-weight-complex="bold"/>
    </style:style>
    <style:style style:name="T59" style:family="text">
      <style:text-properties fo:font-style="italic" style:font-weight-asian="normal" style:font-weight-complex="normal"/>
    </style:style>
    <style:style style:name="T60" style:family="text">
      <style:text-properties style:font-weight-asian="normal" style:font-weight-complex="normal"/>
    </style:style>
    <style:style style:name="T61" style:family="text">
      <style:text-properties fo:color="#111111" style:font-name="Segoe UI" fo:font-size="8.89999961853027pt"/>
    </style:style>
    <style:style style:name="T62" style:family="text">
      <style:text-properties fo:color="#111111" style:font-name="Segoe UI" fo:font-size="8.89999961853027pt" fo:font-style="normal"/>
    </style:style>
    <style:style style:name="T63" style:family="text">
      <style:text-properties officeooo:rsid="0018b66d"/>
    </style:style>
    <style:style style:name="T64" style:family="text">
      <style:text-properties officeooo:rsid="001aaeb4"/>
    </style:style>
    <style:style style:name="T65" style:family="text">
      <style:text-properties officeooo:rsid="001cb17e"/>
    </style:style>
    <style:style style:name="T66" style:family="text">
      <style:text-properties officeooo:rsid="001fb1ad"/>
    </style:style>
    <style:style style:name="T67" style:family="text">
      <style:text-properties style:font-name="sans-serif" fo:font-size="7pt"/>
    </style:style>
    <style:style style:name="T68" style:family="text">
      <style:text-properties style:font-name="sans-serif" fo:font-size="7pt" officeooo:rsid="001fb1ad"/>
    </style:style>
    <style:style style:name="T69" style:family="text">
      <style:text-properties style:font-name="Segoe UI2" fo:font-size="7.65000009536743pt" fo:font-style="normal" fo:font-weight="normal"/>
    </style:style>
    <style:style style:name="T70" style:family="text">
      <style:text-properties style:font-name="Segoe UI2" fo:font-size="7.65000009536743pt" fo:font-style="normal" fo:font-weight="normal" officeooo:rsid="00160dc4"/>
    </style:style>
    <style:style style:name="T71" style:family="text">
      <style:text-properties style:font-name="Segoe UI2" fo:font-size="7.65000009536743pt" fo:font-weight="normal"/>
    </style:style>
    <style:style style:name="T72" style:family="text">
      <style:text-properties style:font-name="Segoe UI2" fo:font-size="7.65000009536743pt" officeooo:rsid="00160dc4"/>
    </style:style>
    <style:style style:name="T73" style:family="text">
      <style:text-properties style:font-name="Segoe UI2" fo:font-style="normal"/>
    </style:style>
    <style:style style:name="T74" style:family="text">
      <style:text-properties style:font-name="Courier New1" fo:font-size="12pt" fo:font-style="normal" fo:font-weight="normal"/>
    </style:style>
    <style:style style:name="T75" style:family="text">
      <style:text-properties officeooo:rsid="00160dc4"/>
    </style:style>
    <style:style style:name="T76" style:family="text">
      <style:text-properties officeooo:rsid="002436ce"/>
    </style:style>
    <style:style style:name="T77" style:family="text">
      <style:text-properties style:font-name="Georgia"/>
    </style:style>
    <style:style style:name="T78" style:family="text">
      <style:text-properties fo:font-size="7.65000009536743pt"/>
    </style:style>
    <style:style style:name="T79" style:family="text">
      <style:text-properties officeooo:rsid="002436ce"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88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2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54in"/>
      </text:list-level-style-bullet>
      <text:list-level-style-bullet text:level="2" text:style-name="Bullet_20_Symbols" style:num-suffix="." text:bullet-char="•">
        <style:list-level-properties text:space-before="0.5307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6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90709750144698472" text:style-name="L3">
        <text:list-item>
          <text:p text:style-name="P76"><text:span text:style-name="T39">Data warehouse: </text:span><text:span text:style-name="T35">a large store of data accumulated from a wide range of sources within a company and used to guide management decisions.</text:span></text:p>
        </text:list-item>
        <text:list-item>
          <text:p text:style-name="P65"><text:span text:style-name="T35">Relational Database:</text:span></text:p>
          <text:p text:style-name="P65"><text:span text:style-name="T49">A relational </text:span><text:a xlink:type="simple" xlink:href="http://searchsqlserver.techtarget.com/definition/database"><text:span text:style-name="T56">database</text:span></text:a><text:span text:style-name="T35"> </text:span><text:span text:style-name="T49">is a collection of </text:span><text:a xlink:type="simple" xlink:href="http://searchdatamanagement.techtarget.com/definition/data"><text:span text:style-name="T56">data</text:span></text:a><text:span text:style-name="T35"> </text:span><text:span text:style-name="T49">items organized as a set of formally-described </text:span><text:a xlink:type="simple" xlink:href="http://searchsoa.techtarget.com/definition/table"><text:span text:style-name="T56">tables</text:span></text:a><text:span text:style-name="T35"> </text:span><text:span text:style-name="T49">from which data can be accessed or reassembled in many different ways without having to reorganize the database tables. </text:span></text:p>
        </text:list-item>
      </text:list>
      <text:p text:style-name="P66"><text:span text:style-name="T49">A relational database is a set of tables containing data fitted into predefined categories. Each table (which is sometimes called a </text:span><text:span text:style-name="T53">relation</text:span><text:span text:style-name="T49">) contains one or more data categories in columns. Each </text:span><text:a xlink:type="simple" xlink:href="http://searchoracle.techtarget.com/definition/row"><text:span text:style-name="T56">row</text:span></text:a><text:span text:style-name="T51"> </text:span><text:span text:style-name="T49">contains a unique instance of data for the categories defined by the columns. For example, a typical business order entry database would include a table that described a customer with columns for name, address, phone number, and so forth. Another table would describe an order: product, customer, date, sales price, and so forth. A user of the database could obtain a </text:span><text:a xlink:type="simple" xlink:href="http://searchsqlserver.techtarget.com/definition/view"><text:span text:style-name="T58">view</text:span></text:a><text:span text:style-name="T51"> </text:span><text:span text:style-name="T49">of the database that fitted the user's needs. For example, a branch office manager might like a view or report on all customers that had bought products after a certain date.</text:span></text:p>
      <text:p text:style-name="P67"><text:span text:style-name="T60">When creating a relational database, you can define the </text:span><text:span text:style-name="T59">domain</text:span><text:span text:style-name="T60"> of possible values in a data column and further </text:span><text:span text:style-name="T59">constraints</text:span><text:span text:style-name="T60"> that may apply to that data value. For example, a domain of possible customers could allow up to ten possible customer names but be constrained in one table to allowing only three of these customer names to be specifiable.</text:span></text:p>
      <text:p text:style-name="P53"><text:span text:style-name="T13">The definition of a relational database results in a table of </text:span><text:a xlink:type="simple" xlink:href="http://searchsqlserver.techtarget.com/definition/meta"><text:span text:style-name="T16">metadata</text:span></text:a><text:span text:style-name="T13"> or formal descriptions of the tables, columns, domains, and constraints.</text:span></text:p>
      <text:p text:style-name="P53"><text:span text:style-name="T13">–-----</text:span></text:p>
      <text:p text:style-name="P53"><text:span text:style-name="T8">With a relational database, you can quickly compare information because of the arrangement of </text:span><text:bookmark text:name="itxthook2"/><text:bookmark text:name="itxthook2p"/><text:bookmark text:name="itxthook2w"/><text:a xlink:type="simple" xlink:href="http://www.howstuffworks.com/question599.htm#"><text:span text:style-name="T19">data</text:span></text:a><text:span text:style-name="T17"><draw:a xlink:type="simple" xlink:href="http://www.howstuffworks.com/question599.htm#"><draw:frame draw:style-name="fr1" draw:name="graphics1" text:anchor-type="as-char" svg:width="0.0882in" svg:height="0.0882in" draw:z-index="0"><draw:image xlink:href="http://images.intellitxt.com/ast/adTypes/icon1.png" xlink:type="simple" xlink:show="embed" xlink:actuate="onLoad"/></draw:frame></draw:a></text:span><text:bookmark text:name="itxthook2icon"/><text:span text:style-name="T8"> in columns. The relational database model takes advantage of this uniformity to build completely new tables out of required information from existing tables. In other words, it uses the relationship of similar data to increase the speed and versatility of the database.</text:span></text:p>
      <text:p text:style-name="P54">The "relational" part of the name comes into play because of mathmatical relations. A typical relational database has anywhere from 10 to more than 1,000 tables. Each table contains a column or columns that other tables can key on to gather information from that table.</text:p>
      <text:p text:style-name="P55"><text:span text:style-name="T8">By storing this information in another table, the database can create a single small table with the locations that can then be used for a variety of purposes by other tables in the database. A typical large database, like the one a big Web site, such as </text:span><text:a xlink:type="simple" xlink:href="http://www.amazon.com/"><text:span text:style-name="T18">Amazon</text:span></text:a><text:span text:style-name="T8"> would have, will contain hundreds or thousands of tables like this all used together to quickly find the exact information needed at any given time.</text:span></text:p>
      <text:p text:style-name="P53"><text:span text:style-name="T13"/></text:p>
      <text:list xml:id="list140902384380088" text:continue-numbering="true" text:style-name="L3">
        <text:list-item>
          <text:p text:style-name="P65"><text:span text:style-name="T35">SQL:</text:span></text:p>
          <text:p text:style-name="P64"><text:span text:style-name="T50">SQL (Structured Query Language) is a standard interactive and programming language for getting information from and updating a </text:span><text:a xlink:type="simple" xlink:href="http://searchsqlserver.techtarget.com/definition/database"><text:span text:style-name="T57">database</text:span></text:a><text:span text:style-name="T50">. </text:span><text:span text:style-name="T54">Queries take the form of a command language that lets you select, insert, update, find out the location of data, and so forth. There is also a programming interface. </text:span></text:p>
        </text:list-item>
        <text:list-item>
          <text:p text:style-name="P63"><text:span text:style-name="T35">Normalization</text:span>. This is so basic that we hate asking it, but it filters out a lot of people who might otherwise waste our time. Understand it. Consider memorizing the textbook definitions through the 3rd normal form. Be able to create a normalized database structure.</text:p>
          <text:p text:style-name="P70">Normalization is the process of efficiently organizing data in a database. There are two goals of the normalization process: eliminating redundant data (for example, storing the same data in more than one table) and ensuring data dependencies make sense (only storing related data in a table). Both of these are worthy goals as they reduce the amount of space a database consumes and ensure that data is logically stored. There are several benefits for using Normalization in Database.</text:p>
        </text:list-item>
      </text:list>
      <text:p text:style-name="P32"><text:span text:style-name="Strong_20_Emphasis"><text:span text:style-name="T2"><text:tab/>Benefits :</text:span></text:span></text:p>
      <text:list xml:id="list9185764979222336340" text:style-name="L4">
        <text:list-item>
          <text:p text:style-name="P33"><text:soft-page-break/>Eliminate data redundancy</text:p>
        </text:list-item>
        <text:list-item>
          <text:p text:style-name="P60">Improve performance</text:p>
        </text:list-item>
        <text:list-item>
          <text:p text:style-name="P60">Query optimization</text:p>
        </text:list-item>
        <text:list-item>
          <text:p text:style-name="P60">Faster update due to less number of columns in one table</text:p>
        </text:list-item>
        <text:list-item>
          <text:p text:style-name="P60">Index improvement</text:p>
        </text:list-item>
      </text:list>
      <text:p text:style-name="P62"><text:tab/><text:span text:style-name="T1">First Normal Form (1NF)</text:span></text:p>
      <text:p text:style-name="P31"> <text:span text:style-name="T41">First normal form</text:span><text:span text:style-name="T40"> (1NF) sets the very basic rules for an organized database:</text:span></text:p>
      <text:list xml:id="list1636313487416573366" text:style-name="L5">
        <text:list-item>
          <text:p text:style-name="P35"><text:span text:style-name="T4">Eliminate duplicative </text:span><text:a xlink:type="simple" xlink:href="http://databases.about.com/library/glossary/bldef-column.htm"><text:span text:style-name="T5">columns</text:span></text:a><text:span text:style-name="T3"> </text:span><text:span text:style-name="T4">from the same table.</text:span></text:p>
        </text:list-item>
        <text:list-item>
          <text:p text:style-name="P61"><text:span text:style-name="T4">Create separate tables for each group of related data and identify each </text:span><text:a xlink:type="simple" xlink:href="http://databases.about.com/library/glossary/bldef-row.htm"><text:span text:style-name="T5">row</text:span></text:a><text:span text:style-name="T4">with a unique column or set of columns (the </text:span><text:a xlink:type="simple" xlink:href="http://databases.about.com/library/glossary/bldef-primarykey.htm"><text:span text:style-name="T5">primary key</text:span></text:a><text:span text:style-name="T4">).</text:span></text:p>
          <text:list>
            <text:list-item>
              <text:p text:style-name="P34">Remove repetative groups</text:p>
            </text:list-item>
            <text:list-item>
              <text:p text:style-name="P21">Create Primary Key</text:p>
            </text:list-item>
          </text:list>
        </text:list-item>
      </text:list>
      <text:p text:style-name="P71">S<text:span text:style-name="T42">econd normal form (2NF) </text:span>further addresses the concept of removing duplicative data:</text:p>
      <text:p text:style-name="P77"><text:span text:style-name="T45">·         </text:span><text:span text:style-name="T46">Meet all the requirements of the first normal form.</text:span></text:p>
      <text:p text:style-name="P77"><text:span text:style-name="T45">·         </text:span><text:span text:style-name="T46">Remove subsets of data that apply to multiple rows of a table and place them in separate tables.</text:span></text:p>
      <text:p text:style-name="P80"><text:span text:style-name="T6">·         Create relationships between these new tables and their predecessors through the use of </text:span><text:a xlink:type="simple" xlink:href="http://databases.about.com/library/glossary/bldef-foreignkey.htm"><text:span text:style-name="T12">foreign keys</text:span></text:a><text:span text:style-name="T6">.</text:span><text:span text:style-name="T7"> </text:span><text:span text:style-name="T3">  </text:span></text:p>
      <text:p text:style-name="P36">Remove columns which create duplicate data in a table and related a new table with Primary Key – Foreign Key relationship</text:p>
      <text:p text:style-name="P62"/>
      <text:p text:style-name="P72"><text:span text:style-name="T42">Third normal form (3NF)</text:span> goes one large step further:</text:p>
      <text:p text:style-name="P77"><text:span text:style-name="T45">·         </text:span><text:span text:style-name="T46">Meet all the requirements of the second normal form.</text:span></text:p>
      <text:p text:style-name="P77"><text:span text:style-name="T45">·         </text:span><text:span text:style-name="T46">Remove columns that are not dependent upon the primary key.</text:span></text:p>
      <text:p text:style-name="P77"><text:span text:style-name="T46"/></text:p>
      <text:p text:style-name="P78"><text:span text:style-name="T44">fourth normal form</text:span><text:span text:style-name="T43"> (4NF) has one additional requirement:</text:span></text:p>
      <text:p text:style-name="P77"><text:span text:style-name="T45">·         </text:span><text:span text:style-name="T46">Meet all the requirements of the third normal form.</text:span></text:p>
      <text:p text:style-name="P77"><text:span text:style-name="T45">·         </text:span><text:span text:style-name="T46">A relation is in 4NF if it has no multi-valued dependencies.</text:span></text:p>
      <text:p text:style-name="P77"><text:span text:style-name="T46"/></text:p>
      <text:p text:style-name="P77"><text:span text:style-name="T48">In creating a </text:span><text:a xlink:type="simple" xlink:href="http://searchsqlserver.techtarget.com/definition/database"><text:span text:style-name="T55">database</text:span></text:a><text:span text:style-name="T48">, normalization is the process of organizing it into tables in such a way that the results of using the database are always unambiguous and as intended. Normalization may have the effect of duplicating data within the database and often results in the creation of additional tables. (While normalization tends to increase the duplication of data, it does not introduce redundancy, which is unnecessary duplication.) Normalization is typically a refinement process after the initial exercise of identifying the data objects that should be in the database, identifying their relationships, and defining the tables required and the columns within each table.</text:span></text:p>
      <text:p text:style-name="P79"><text:span text:style-name="T46">A simple example of normalizing data might consist of a table showing:</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Customer</text:p>
          </table:table-cell>
          <table:table-cell table:style-name="Table1.A1" office:value-type="string">
            <text:p text:style-name="Table_20_Heading">Item purchased</text:p>
          </table:table-cell>
          <table:table-cell table:style-name="Table1.A1" office:value-type="string">
            <text:p text:style-name="Table_20_Heading">Purchase price</text:p>
          </table:table-cell>
        </table:table-row>
        <table:table-row>
          <table:table-cell table:style-name="Table1.A1" office:value-type="string">
            <text:p text:style-name="Table_20_Contents">Thomas</text:p>
          </table:table-cell>
          <table:table-cell table:style-name="Table1.A1" office:value-type="string">
            <text:p text:style-name="Table_20_Contents">Shirt</text:p>
          </table:table-cell>
          <table:table-cell table:style-name="Table1.A1" office:value-type="string">
            <text:p text:style-name="Table_20_Contents">$40</text:p>
          </table:table-cell>
        </table:table-row>
        <table:table-row>
          <table:table-cell table:style-name="Table1.A1" office:value-type="string">
            <text:p text:style-name="Table_20_Contents">Maria</text:p>
          </table:table-cell>
          <table:table-cell table:style-name="Table1.A1" office:value-type="string">
            <text:p text:style-name="Table_20_Contents">Tennis shoes</text:p>
          </table:table-cell>
          <table:table-cell table:style-name="Table1.A1" office:value-type="string">
            <text:p text:style-name="Table_20_Contents">$35</text:p>
          </table:table-cell>
        </table:table-row>
        <table:table-row>
          <table:table-cell table:style-name="Table1.A1" office:value-type="string">
            <text:p text:style-name="Table_20_Contents">Evelyn</text:p>
          </table:table-cell>
          <table:table-cell table:style-name="Table1.A1" office:value-type="string">
            <text:p text:style-name="Table_20_Contents">Shirt</text:p>
          </table:table-cell>
          <table:table-cell table:style-name="Table1.A1" office:value-type="string">
            <text:p text:style-name="Table_20_Contents">$40</text:p>
          </table:table-cell>
        </table:table-row>
        <table:table-row>
          <table:table-cell table:style-name="Table1.A1" office:value-type="string">
            <text:p text:style-name="Table_20_Contents">Pajaro</text:p>
          </table:table-cell>
          <table:table-cell table:style-name="Table1.A1" office:value-type="string">
            <text:p text:style-name="Table_20_Contents">Trousers</text:p>
          </table:table-cell>
          <table:table-cell table:style-name="Table1.A1" office:value-type="string">
            <text:p text:style-name="Table_20_Contents">$25</text:p>
          </table:table-cell>
        </table:table-row>
      </table:table>
      <text:p text:style-name="P52">If this table is used for the purpose of keeping track of the price of items and you want to delete one of the customers, you will also delete a price. Normalizing the data would mean understanding this and solving the problem by dividing this table into two tables, one with information about each customer and a product they bought and the second about each product and its price. Making additions or deletions to either table would not affect the other.</text:p>
      <text:p text:style-name="P79"><text:span text:style-name="T47">First normal form (1NF)</text:span><text:span text:style-name="T46">. This is the "basic" level of normalization and generally corresponds to the </text:span><text:soft-page-break/><text:span text:style-name="T46">definition of any database, namely:</text:span></text:p>
      <text:list xml:id="list510082245964972801" text:style-name="L6">
        <text:list-item>
          <text:p text:style-name="P37">It contains two-dimensional tables with rows and columns.</text:p>
        </text:list-item>
        <text:list-item>
          <text:p text:style-name="P37">Each column corresponds to a sub-object or an attribute of the object represented by the entire table.</text:p>
        </text:list-item>
        <text:list-item>
          <text:p text:style-name="P37">Each row represents a unique instance of that sub-object or attribute and must be different in some way from any other row (that is, no duplicate rows are possible).</text:p>
        </text:list-item>
        <text:list-item>
          <text:p text:style-name="P37">All entries in any column must be of the same kind. For example, in the column labeled "Customer," only customer names or numbers are permitted.</text:p>
        </text:list-item>
      </text:list>
      <text:p text:style-name="P52"><text:span text:style-name="T34">Second normal form (2NF)</text:span>. At this level of normalization, each column in a table that is not a determiner of the contents of another column must itself be a function of the other columns in the table. For example, in a table with three columns containing customer ID, product sold, and price of the product when sold, the price would be a function of the customer ID (entitled to a discount) and the specific product.</text:p>
      <text:p text:style-name="P52"><text:span text:style-name="T34">Third normal form (3NF)</text:span>. At the second normal form, modifications are still possible because a change to one row in a table may affect data that refers to this information from another table. For example, using the customer table just cited, removing a row describing a customer purchase (because of a return perhaps) will also remove the fact that the product has a certain price. In the third normal form, these tables would be divided into two tables so that product pricing would be tracked separately.</text:p>
      <text:p text:style-name="P52"><text:span text:style-name="T34">Domain/key normal form (DKNF)</text:span>. A key uniquely identifies each row in a table. A domain is the set of permissible values for an attribute. By enforcing key and domain restrictions, the database is assured of being freed from modification anomalies. DKNF is the normalization level that most designers aim to achieve.</text:p>
      <text:p text:style-name="P77"><text:span text:style-name="T46"/></text:p>
      <text:p text:style-name="P62"/>
      <text:list xml:id="list140903597856432" text:continue-list="list140902384380088" text:style-name="L3">
        <text:list-item>
          <text:p text:style-name="P63">Indexes. We don't expect interviewees to be an expert on this topic, especially entry level ones, but we do expect that they at least understand vague what an index is and why you'd use it. Know the difference between clustered and unclustered indexes.</text:p>
          <text:p text:style-name="P63"><text:span text:style-name="T61">Data is arranged by SQL Server in the form of </text:span><text:span text:style-name="Emphasis"><text:span text:style-name="T62">extents</text:span></text:span><text:span text:style-name="T61"> and </text:span><text:span text:style-name="Emphasis"><text:span text:style-name="T62">pages</text:span></text:span><text:span text:style-name="T61">. Each extent is of size 64 KB, having 8 pages of 8KB sizes. An extent may have data from multiple or same table, but each page holds data from a single table only. Logically, data is stored in record sets in the table. We have fields (columns) identifying the type of data contained in each of the record sets. A table is nothing but a collection of record sets; by default, rows are stored in the form of heaps unless a clustered index has been defined on the table, in which case, record sets are sorted and stored on the clustered index. The heaps structure is a simple arrangement where the inserted record is stored in the next available space on the table page.</text:span></text:p>
        </text:list-item>
      </text:list>
      <text:p text:style-name="P30">Heaps seem a great option when the motive is simply storing data, but when data retrieval steps in, this option back fires. An index acts as a fire fighter in this scenario. Indexes are arranged in the form of a B-Tree where the leaf node holds the data or a pointer to the data. Since the stored data is in a sorted order, indexes precisely know which record is sitting where. Hence an index optimizes and enhances the data retrieval immensely.</text:p>
      <text:p text:style-name="P30">But everything comes at a cost; the price we pay for having an index on the table is, each time there is an Insert/Update/Delete, SQL Server updates the active indexes on the table where these DML are operated. Hence simply creating indexes madly for the sake of better data retrieval will not serve the purpose. If there are 20 indexes on a table, each time a DML is done on the table, all these 20 indexes shall be updated so that they can uniquely figure out the location of the record. Let’s dive deep into the indexes.</text:p>
      <text:list xml:id="list140901913043112" text:continue-numbering="true" text:style-name="L3">
        <text:list-header>
          <text:p text:style-name="P74">A <text:span text:style-name="T35">clustered index</text:span> is something that reorganizes the way records in the table are physically stored. Therefore a table can have only one clustered index. The leaf nodes of a clustered index contain the data pages, by which I mean the key-value pair in the clustered index has the index key and the actual data value. Also remember, a clustered index will be created on a table by default the moment a primary key is created on the table. A clustered index is something like your train ticket B4/24, you know that you need to board coach B4 and sit on seat number 24. So this index physically leads you to your actual seat.</text:p>
        </text:list-header>
      </text:list>
      <text:p text:style-name="P73"><text:tab/>A <text:span text:style-name="T35">non-clustered index</text:span> is a special type of index in which the logical order of the index does not match the physical stored order of the rows on disk. The leaf node of a non-clustered index does not consist of the data pages but a pointer to it. That goes to say that a non-clustered index can’t survive on its own - it needs a base to live on. A non-clustered index uses a clustered index (if defined) or the heap to build itself.</text:p>
      <text:p text:style-name="P30"><text:soft-page-break/>When a non-clustered index uses the heap, the leaf node (or the pointer) is a physical location of the data. When it uses a clustered index, the leaf node (or the pointer) is the clustered index key value and this key value in turn points to the actual data.</text:p>
      <text:p text:style-name="P73"/>
      <text:list xml:id="list140902520636566" text:continue-numbering="true" text:style-name="L3">
        <text:list-item>
          <text:p text:style-name="P63">Joins. Left, right, inner, outer, full, cross. For an entry level we'd ask about them all, but really, we'd want to know that you know the difference between an inner and a left join.</text:p>
        </text:list-item>
        <text:list-item>
          <text:p text:style-name="P63">Design. We'll create a set of application requirements, and ask you to create a table structure that would support all the specified requirements. This will almost always involve the implementation of a many-to-many relationship necessitating a bride/mapping table.</text:p>
        </text:list-item>
        <text:list-item>
          <text:p text:style-name="P63">Having. Panda mentioned this as well. Surprisingly, a lot of people don't know how to use the Having clause properly.</text:p>
          <text:p text:style-name="P69">HAVING is used to check conditions after the aggregation <text:s/><text:span text:style-name="T63">(GROUP BY) </text:span>takes place.</text:p>
        </text:list-item>
      </text:list>
      <text:p text:style-name="P39"><text:tab/>WHERE is used before the aggregation takes place.</text:p>
      <text:list xml:id="list140903431581870" text:continue-numbering="true" text:style-name="L3">
        <text:list-item>
          <text:p text:style-name="P63"/>
        </text:list-item>
        <text:list-item>
          <text:p text:style-name="P63">Data types - though this will be specific to the database system used by the company you're applying at. We ask about the differences between varchar and nvarchar, char and varchar, varchar and text, floats and ints, etc. We may also ask about how much space is consumed by specific types.</text:p>
          <text:p text:style-name="P75">1. Char vs Varchar - these are types that can store non unicode strings, and each character (or empty space) in variables of this types consumes 1 byte of memory. Difference is that varchar is variable length string and char is fixed length string. So when you declare variable of varchar(50) type and you store string "Test" in it it will acctualy allocate only 4 bytes of memory. If you would do that in variable of type char(50) it will allocate 50 bytes of memory because it is fixed length string.</text:p>
        </text:list-item>
      </text:list>
      <text:p text:style-name="P38"><text:tab/>2. Nchar vs Nvarchar - Same as above but it can store unicode charachters, so you can in one column have multiple languages and letters (latin, cyrilic, arab etc). Because it is unicode each charachter consumes 2 bytes of memory. Nchar is fixed length and nvarchar is variable lenght - same as above.</text:p>
      <text:list xml:id="list140902562838793" text:continue-numbering="true" text:style-name="L3">
        <text:list-item>
          <text:p text:style-name="P63"/>
        </text:list-item>
      </text:list>
      <table:table table:name="Table2" table:style-name="Table2">
        <table:table-column table:style-name="Table2.A"/>
        <table:table-column table:style-name="Table2.B"/>
        <table:table-row table:style-name="Table2.1">
          <table:table-cell table:style-name="Table2.A1" office:value-type="string">
            <text:p text:style-name="P18">CHARACTER(n)</text:p>
          </table:table-cell>
          <table:table-cell table:style-name="Table2.A1" office:value-type="string">
            <text:p text:style-name="P18">Character string. Fixed-length n</text:p>
          </table:table-cell>
        </table:table-row>
        <table:table-row table:style-name="Table2.2">
          <table:table-cell table:style-name="Table2.A1" office:value-type="string">
            <text:p text:style-name="P18">VARCHAR(n) or<text:line-break/>CHARACTER VARYING(n)</text:p>
          </table:table-cell>
          <table:table-cell table:style-name="Table2.A1" office:value-type="string">
            <text:p text:style-name="P18">Character string. Variable length. Maximum length n</text:p>
          </table:table-cell>
        </table:table-row>
        <table:table-row table:style-name="Table2.1">
          <table:table-cell table:style-name="Table2.A1" office:value-type="string">
            <text:p text:style-name="P18">BINARY(n)</text:p>
          </table:table-cell>
          <table:table-cell table:style-name="Table2.A1" office:value-type="string">
            <text:p text:style-name="P18">Binary string. Fixed-length n</text:p>
          </table:table-cell>
        </table:table-row>
        <table:table-row table:style-name="Table2.2">
          <table:table-cell table:style-name="Table2.A1" office:value-type="string">
            <text:p text:style-name="P18">BOOLEAN</text:p>
          </table:table-cell>
          <table:table-cell table:style-name="Table2.A1" office:value-type="string">
            <text:p text:style-name="P18">Stores TRUE or FALSE values</text:p>
          </table:table-cell>
        </table:table-row>
        <table:table-row table:style-name="Table2.1">
          <table:table-cell table:style-name="Table2.A1" office:value-type="string">
            <text:p text:style-name="P18">VARBINARY(n) or<text:line-break/>BINARY VARYING(n)</text:p>
          </table:table-cell>
          <table:table-cell table:style-name="Table2.A1" office:value-type="string">
            <text:p text:style-name="P18">Binary string. Variable length. Maximum length n</text:p>
          </table:table-cell>
        </table:table-row>
        <table:table-row table:style-name="Table2.2">
          <table:table-cell table:style-name="Table2.A1" office:value-type="string">
            <text:p text:style-name="P18">INTEGER(p)</text:p>
          </table:table-cell>
          <table:table-cell table:style-name="Table2.A1" office:value-type="string">
            <text:p text:style-name="P18">Integer numerical (no decimal). Precision p</text:p>
          </table:table-cell>
        </table:table-row>
        <table:table-row table:style-name="Table2.1">
          <table:table-cell table:style-name="Table2.A1" office:value-type="string">
            <text:p text:style-name="P18">SMALLINT</text:p>
          </table:table-cell>
          <table:table-cell table:style-name="Table2.A1" office:value-type="string">
            <text:p text:style-name="P18">Integer numerical (no decimal). Precision 5</text:p>
          </table:table-cell>
        </table:table-row>
        <table:table-row table:style-name="Table2.2">
          <table:table-cell table:style-name="Table2.A1" office:value-type="string">
            <text:p text:style-name="P18">INTEGER</text:p>
          </table:table-cell>
          <table:table-cell table:style-name="Table2.A1" office:value-type="string">
            <text:p text:style-name="P18">Integer numerical (no decimal). Precision 10</text:p>
          </table:table-cell>
        </table:table-row>
        <table:table-row table:style-name="Table2.1">
          <table:table-cell table:style-name="Table2.A1" office:value-type="string">
            <text:p text:style-name="P18">BIGINT</text:p>
          </table:table-cell>
          <table:table-cell table:style-name="Table2.A1" office:value-type="string">
            <text:p text:style-name="P18">Integer numerical (no decimal). Precision 19</text:p>
          </table:table-cell>
        </table:table-row>
        <table:table-row table:style-name="Table2.2">
          <table:table-cell table:style-name="Table2.A1" office:value-type="string">
            <text:p text:style-name="P18">DECIMAL(p,s)</text:p>
          </table:table-cell>
          <table:table-cell table:style-name="Table2.A1" office:value-type="string">
            <text:p text:style-name="P18">Exact numerical, precision p, scale s. Example: decimal(5,2) is a number that has 3 digits before the decimal and 2 digits after the decimal</text:p>
          </table:table-cell>
        </table:table-row>
        <text:soft-page-break/>
        <table:table-row table:style-name="Table2.1">
          <table:table-cell table:style-name="Table2.A1" office:value-type="string">
            <text:p text:style-name="P18">NUMERIC(p,s)</text:p>
          </table:table-cell>
          <table:table-cell table:style-name="Table2.A1" office:value-type="string">
            <text:p text:style-name="P18">Exact numerical, precision p, scale s. (Same as DECIMAL)</text:p>
          </table:table-cell>
        </table:table-row>
        <table:table-row table:style-name="Table2.2">
          <table:table-cell table:style-name="Table2.A1" office:value-type="string">
            <text:p text:style-name="P18">FLOAT(p)</text:p>
          </table:table-cell>
          <table:table-cell table:style-name="Table2.A1" office:value-type="string">
            <text:p text:style-name="P18">Approximate numerical, mantissa precision p. A floating number in base 10 exponential notation. The size argument for this type consists of a single number specifying the minimum precision</text:p>
          </table:table-cell>
        </table:table-row>
        <table:table-row table:style-name="Table2.1">
          <table:table-cell table:style-name="Table2.A1" office:value-type="string">
            <text:p text:style-name="P18">REAL</text:p>
          </table:table-cell>
          <table:table-cell table:style-name="Table2.A1" office:value-type="string">
            <text:p text:style-name="P18">Approximate numerical, mantissa precision 7</text:p>
          </table:table-cell>
        </table:table-row>
        <table:table-row table:style-name="Table2.2">
          <table:table-cell table:style-name="Table2.A1" office:value-type="string">
            <text:p text:style-name="P18">FLOAT</text:p>
          </table:table-cell>
          <table:table-cell table:style-name="Table2.A1" office:value-type="string">
            <text:p text:style-name="P18">Approximate numerical, mantissa precision 16</text:p>
          </table:table-cell>
        </table:table-row>
        <table:table-row table:style-name="Table2.1">
          <table:table-cell table:style-name="Table2.A1" office:value-type="string">
            <text:p text:style-name="P18">DOUBLE PRECISION</text:p>
          </table:table-cell>
          <table:table-cell table:style-name="Table2.A1" office:value-type="string">
            <text:p text:style-name="P18">Approximate numerical, mantissa precision 16</text:p>
          </table:table-cell>
        </table:table-row>
        <table:table-row table:style-name="Table2.2">
          <table:table-cell table:style-name="Table2.A1" office:value-type="string">
            <text:p text:style-name="P18">DATE</text:p>
          </table:table-cell>
          <table:table-cell table:style-name="Table2.A1" office:value-type="string">
            <text:p text:style-name="P18">Stores year, month, and day values</text:p>
          </table:table-cell>
        </table:table-row>
        <table:table-row table:style-name="Table2.1">
          <table:table-cell table:style-name="Table2.A1" office:value-type="string">
            <text:p text:style-name="P18">TIME</text:p>
          </table:table-cell>
          <table:table-cell table:style-name="Table2.A1" office:value-type="string">
            <text:p text:style-name="P18">Stores hour, minute, and second values</text:p>
          </table:table-cell>
        </table:table-row>
        <table:table-row table:style-name="Table2.2">
          <table:table-cell table:style-name="Table2.A1" office:value-type="string">
            <text:p text:style-name="P18">TIMESTAMP</text:p>
          </table:table-cell>
          <table:table-cell table:style-name="Table2.A1" office:value-type="string">
            <text:p text:style-name="P18">Stores year, month, day, hour, minute, and second values</text:p>
          </table:table-cell>
        </table:table-row>
        <table:table-row table:style-name="Table2.1">
          <table:table-cell table:style-name="Table2.A1" office:value-type="string">
            <text:p text:style-name="P18">INTERVAL</text:p>
          </table:table-cell>
          <table:table-cell table:style-name="Table2.A1" office:value-type="string">
            <text:p text:style-name="P18">Composed of a number of integer fields, representing a period of time, depending on the type of interval</text:p>
          </table:table-cell>
        </table:table-row>
        <table:table-row table:style-name="Table2.2">
          <table:table-cell table:style-name="Table2.A1" office:value-type="string">
            <text:p text:style-name="P18">ARRAY</text:p>
          </table:table-cell>
          <table:table-cell table:style-name="Table2.A1" office:value-type="string">
            <text:p text:style-name="P18">A set-length and ordered collection of elements</text:p>
          </table:table-cell>
        </table:table-row>
        <table:table-row table:style-name="Table2.1">
          <table:table-cell table:style-name="Table2.A1" office:value-type="string">
            <text:p text:style-name="P18">MULTISET</text:p>
          </table:table-cell>
          <table:table-cell table:style-name="Table2.A1" office:value-type="string">
            <text:p text:style-name="P18">A variable-length and unordered collection of elements</text:p>
          </table:table-cell>
        </table:table-row>
        <table:table-row table:style-name="Table2.2">
          <table:table-cell table:style-name="Table2.A1" office:value-type="string">
            <text:p text:style-name="P18">XML</text:p>
          </table:table-cell>
          <table:table-cell table:style-name="Table2.A1" office:value-type="string">
            <text:p text:style-name="P18">Stores XML data</text:p>
          </table:table-cell>
        </table:table-row>
      </table:table>
      <text:list xml:id="list140903554752665" text:continue-numbering="true" text:style-name="L3">
        <text:list-header>
          <text:p text:style-name="P63"/>
        </text:list-header>
        <text:list-item>
          <text:p text:style-name="P63">Dimension vs fact. For an entry level position, we expect the definition of a fact table to be a little fuzzy, but a dimension is almost self-defining, so we hope for a good answer on that. If you're able to describe what a dimension is, we're also going to ask the difference between a type 1 and type 2 dimension.</text:p>
          <text:p text:style-name="P68">A fact table is the central table in a star schema of a data warehouse. A fact table stores quantitative information for analysis and is often denormalized.</text:p>
        </text:list-item>
      </text:list>
      <text:p text:style-name="P52">A fact table works with dimension tables. A fact table holds the data to be analyzed, and a dimension table stores data about the ways in which the data in the fact table can be analyzed. Thus, the fact table consists of two types of columns. The foreign keys column allows joins with dimension tables, and the measures columns contain the data that is being analyzed.</text:p>
      <text:list xml:id="list140901983459520" text:continue-numbering="true" text:style-name="L3">
        <text:list-header>
          <text:p text:style-name="P68">A dimension table stores attributes, or dimensions, that describe the objects in a fact table.</text:p>
        </text:list-header>
      </text:list>
      <text:p text:style-name="P52">In data warehousing, a dimension is a collection of reference information about a measurable event. These events are known as facts and are stored in a fact table. Dimensions categorize and describe data warehouse facts and measures in ways that support meaningful answers to business questions.  They form the very core of dimensional modeling. </text:p>
      <text:p text:style-name="P52">A data warehouse organizes descriptive attributes as columns in dimension tables.  For example, a customer dimension’s attributes could include first and last name, birth date, gender, etc., or a website dimension would include site name and URL attributes. </text:p>
      <text:p text:style-name="P52">A dimension table has a primary key column that uniquely identifies each dimension record (row).  The dimension table is associated with a fact table using this key.  Data in the fact table can be filtered and grouped (“sliced and diced”) by various combinations of attributes.  For example, a Login fact with Customer, Website, and Date dimensions can be queried for “number of males age 19-25 who logged in to funsportsite.com more than once during the last week of September 2010, grouped by day.”</text:p>
      <text:p text:style-name="P52">Dimension tables are referenced by fact tables using keys. When creating a dimension table in a data warehouse, a system-generated key is used to uniquely identify a row in the dimension. This key is also <text:soft-page-break/>known as a surrogate key. The surrogate key is used as the primary key in the dimension table. The surrogate key is placed in the fact table and a foreign key is defined between the two tables. When the data is joined, it does so just as any other join within the database.</text:p>
      <text:p text:style-name="P52">Like fact tables, dimension tables are often highly de-normalized, because these structures are not built to manage transactions they are built to enable users to analyze data as easily as possible.</text:p>
      <text:list xml:id="list140902963399780" text:continue-numbering="true" text:style-name="L3">
        <text:list-header>
          <text:p text:style-name="P63"/>
        </text:list-header>
        <text:list-item>
          <text:p text:style-name="P63">Troubleshooting. We provide a small table schema, usually 6-8 tables. First we'll have you define the relationships between the tables using educated guesses based off the table and field names. Then, we'll hand you a few queries, and ask you to describe why they won't run, what data they'd return, or what logical errors they have.</text:p>
        </text:list-item>
        <text:list-item>
          <text:p text:style-name="P63">Prioritization. We'll give you a few tasks, and ask you to prioritize the order you'd handle them in if they were all given to you at once. An example might be: <text:span text:style-name="T37">3</text:span><text:span text:style-name="T64">- </text:span>A client has asked for a report showing sales for the last quarter; <text:span text:style-name="T37">1- </text:span>A database for a production system used by 40% of our employees has become corrupted and needs to be restored from a backup; <text:span text:style-name="T37">4</text:span><text:span text:style-name="T64">- </text:span>A developer has asked you to make changes to a stored procedure for a product due to ship in 2 weeks; <text:span text:style-name="T37">2</text:span><text:span text:style-name="T64">- </text:span>A business analyst needs help fixing his query that is returning 2+ million rows when he expects only 10. For any question like this, think about each situation in terms of money. The corrupted database is likely costing the company money in real-time, and should be addressed first. Clients need to be kept happy if they're going to be kept at all, so he's next. The developer's product is also nearing launch, so he's third, as he has a tiny bit of wiggle room and thus can wait a bit.</text:p>
        </text:list-item>
        <text:list-item>
          <text:p text:style-name="P63">Backup strategy. We'd ask you to describe how you would implement backups in our environment. We already have this in place obviously, but we want to make sure you understand how to protect the data in a sensible manner.</text:p>
          <text:p text:style-name="P1">- <text:span text:style-name="T64">Backup to dump file or folder- creates a snapshot of db at the point in time backup was done. Then restore db (possibly with new name that emphasizes the time ,etc)</text:span></text:p>
          <text:p text:style-name="P2"><text:span text:style-name="T26"/></text:p>
        </text:list-item>
        <text:list-item>
          <text:p text:style-name="P2"><text:span text:style-name="T26">What is the difference between JOIN and UNION?</text:span></text:p>
        </text:list-item>
      </text:list>
      <text:p text:style-name="P24">SQL JOIN allows us to “lookup” records on other table based on the given conditions between two tables. For example, if we have the department ID of each employee, then we can use this department ID of the employee table to join with the department ID of department table to lookup department names.</text:p>
      <text:p text:style-name="P57">UNION operation allows us to add 2 similar data sets to create resulting data set that contains all the data from the source data sets. Union does not require any condition for joining. For example, if you have 2 employee tables with same structure, you can UNION them to create one result set that will contain all the employees from both of the tables.</text:p>
      <text:p text:style-name="P85">SELECT * FROM EMP1</text:p>
      <text:p text:style-name="P85">UNION</text:p>
      <text:p text:style-name="P86"><text:span text:style-name="T20">SELECT * FROM EMP2;</text:span></text:p>
      <text:p text:style-name="P15"><text:span text:style-name="T26"/></text:p>
      <text:list xml:id="list140903401464050" text:continue-numbering="true" text:style-name="L3">
        <text:list-item>
          <text:p text:style-name="P2"><text:soft-page-break/><text:span text:style-name="T26">What is the difference between UNION and UNION ALL?</text:span></text:p>
          <text:p text:style-name="P81"><text:span text:style-name="T29">UNION and UNION ALL both unify for add two structurally similar data sets, but UNION operation returns only the unique records from the resulting data set whereas UNION ALL will return all the rows, even if one or more rows are duplicated to each other.</text:span></text:p>
        </text:list-item>
        <text:list-item>
          <text:p text:style-name="P13"><text:span text:style-name="T27">W</text:span><text:span text:style-name="T24">here vs Having?</text:span></text:p>
          <text:list>
            <text:list-header>
              <text:p text:style-name="P27"><text:span text:style-name="T30">WHERE and HAVING both filters out records based on one or more conditions. The difference is, WHERE clause can only be applied on a static non-aggregated column whereas we will need to use HAVING for aggregated columns.</text:span></text:p>
            </text:list-header>
          </text:list>
        </text:list-item>
        <text:list-item>
          <text:p text:style-name="P13"><text:s/><text:span text:style-name="T24">What is the difference among UNION, MINUS and INTERSECT?</text:span></text:p>
          <text:list>
            <text:list-header>
              <text:p text:style-name="P25"><text:span text:style-name="T77">UNION combines the results from 2 tables and eliminates duplicate records from the result set.</text:span></text:p>
            </text:list-header>
          </text:list>
        </text:list-item>
      </text:list>
      <text:p text:style-name="P56"><text:tab/>MINUS operator when used between 2 tables, gives us all the rows from the first table except the rows which are present in the second table.</text:p>
      <text:p text:style-name="P56"><text:tab/>INTERSECT operator returns us only the matching or common rows between 2 result sets.</text:p>
      <text:p text:style-name="P29"><text:tab/><text:span text:style-name="T76">SELECT * FROM movies UNION SELECT * FROM reviews</text:span></text:p>
      <text:p text:style-name="P29"><text:span text:style-name="T76"><text:tab/>SELECT * FROM movies MINUS SELECT * FROM reviews WHERE ratings &lt; 2</text:span></text:p>
      <text:list xml:id="list140902830914961" text:continue-numbering="true" text:style-name="L3">
        <text:list-item>
          <text:p text:style-name="P13"><text:span text:style-name="T24">Transpose a table (changing rows to columns and vice – versa)</text:span></text:p>
          <text:p text:style-name="P16"><text:span text:style-name="T28">CASE or DECODE</text:span></text:p>
        </text:list-item>
        <text:list-item>
          <text:p text:style-name="P2"><text:span text:style-name="T25">What are the differences among ROWNUM, RANK and DENSE_RANK?</text:span></text:p>
        </text:list-item>
      </text:list>
      <text:p text:style-name="P56"><text:tab/>ROW_NUMBER assigns contiguous, unique numbers from 1.. N to a result set.</text:p>
      <text:p text:style-name="P56"><text:tab/>RANK does not assign unique numbers—nor does it assign contiguous numbers. If two records tie for second place, no record will be assigned the 3rd rank as no one came in third, according to RANK.</text:p>
      <text:p text:style-name="Text_20_body"><text:tab/><text:span text:style-name="T31">DENSE_RANK, like RANK, does not assign unique numbers, but it does assign contiguous numbers. Even though two records tied for second place, there is a third-place record.</text:span></text:p>
      <text:list xml:id="list140902512208520" text:continue-numbering="true" text:style-name="L3">
        <text:list-item>
          <text:p text:style-name="P28"><text:span text:style-name="T32">What are DMVs? - </text:span><text:a xlink:type="simple" xlink:href="http://msdn.microsoft.com/en-us/library/ms188754.aspx">Dynamic Management Views (DMVs)</text:a><text:span text:style-name="T33">, are functions that give you information on the state of the server. DMVs, for the most part, are used to monitor the health of a server. They really just give you a snapshot of what’s going on inside the server. They let you monitor the health of a server instance, troubleshoot major problems and tune the server to increase performance.</text:span></text:p>
        </text:list-item>
        <text:list-item>
          <text:p text:style-name="P26"><text:span text:style-name="T34">Define a temp table - </text:span>In a nutshell, a temp table is a temporary storage structure. What does that mean? Basically, you can use a temp table to store data temporarily so you can manipulate and change it before it reaches its destination format.</text:p>
        </text:list-item>
        <text:list-item>
          <text:p text:style-name="P26"><text:span text:style-name="T34">What’s the difference between a local  temp table and a global temp table? - </text:span>Local tables are accessible to a current user connected to the server. These tables disappear once the user has disconnected from the server. Global temp tables, on the other hand, are available to all users regardless of the connection. These tables stay active until all the global connections are closed.</text:p>
        </text:list-item>
        <text:list-item>
          <text:p text:style-name="P26"><text:span text:style-name="T34">How do you use transactions? - </text:span>In general, there are three types of transactions that you can use in the SQL Server environment: BEGIN TRANSACTION, ROLL BACK TRANSACTION and COMMIT TRANSACTION. The gist behind deploying transactions is that they allow you to group multiple SQL commands into a single unit. From there, each transaction begins with a certain task, and ends when all the tasks within the transaction are complete. BEGIN TRANSACTION gets the ball rolling. ROLLBACK TRANSACTION functions a lot like an “undo” command, and COMMIT TRANSACTION completes all of the tasks within that transaction.</text:p>
        </text:list-item>
        <text:list-item>
          <text:p text:style-name="P28"><text:span text:style-name="T32">What’s the difference between a clustered and a non-clustered index? -</text:span><text:a xlink:type="simple" xlink:href="http://msdn.microsoft.com/en-us/library/aa933131%28v=SQL.80%29.aspx"> </text:a><text:a xlink:type="simple" xlink:href="http://msdn.microsoft.com/en-us/library/aa933131%28v=SQL.80%29.aspx">A clustered index</text:a><text:span text:style-name="T33"> directly affects the way tabled data is stored on a specific disk. This means that when </text:span><text:soft-page-break/><text:span text:style-name="T33">a clustered index is used, data is stored in sequential rows based on the index column value. This is why a table can only contain a single clustered index. Non-clustered indexes directly affect the way physical data is stored and managed within SQL Server.</text:span></text:p>
        </text:list-item>
        <text:list-item>
          <text:p text:style-name="P28"><text:span text:style-name="T32">What are DBCC commands? - </text:span><text:span text:style-name="T33">In very basic terms the </text:span><text:a xlink:type="simple" xlink:href="http://msdn.microsoft.com/en-us/library/ms188796.aspx">Database Consistency Checker (DBCC)</text:a><text:span text:style-name="T33"> is used to aid in server maintenance. DBCC commands, many of which are completely undocumented, provide a set of commands that let you perform routing maintenance, status and validation checks. The most common DBCC commands are: DBCC CHECKALLOC (Lets you check disk allocation); DBCC OPENTRAN (Lets you check any open transactions); and DBCC HELP (shows a list of available DBCC commands to aid your server maintenance processes).</text:span></text:p>
        </text:list-item>
        <text:list-item>
          <text:p text:style-name="P26"><text:span text:style-name="T34">Describe the difference between truncate and delete - </text:span>The difference between these two processes is fairly simple. Truncate means to simply empty out a table. On the other hand, the delete command lets you delete entire rows from within a table, but not all of the data within that table.</text:p>
        </text:list-item>
        <text:list-item>
          <text:p text:style-name="P26"><text:span text:style-name="T34">What is a view? - </text:span>A view is simply a virtual table that is made up of elements of multiple physical or “real” tables. Views are most commonly used to join multiple tables together, or control access to any tables existing in background server processes.</text:p>
        </text:list-item>
        <text:list-item>
          <text:p text:style-name="P28"><text:span text:style-name="T32">What is a Query Execution Plan? - </text:span><text:span text:style-name="T33">SQL Server has several built-in tools that optimize </text:span><text:a xlink:type="simple" xlink:href="https://www.udemy.com/blog/sql-queries/">how queries are executed</text:a><text:span text:style-name="T33"> within their databases. A query execution plan is exactly what it sounds like – a snapshot of how the optimizing tools will execute and deploy specific queries within </text:span><text:a xlink:type="simple" xlink:href="https://www.udemy.com/blog/database-interview-questions-2/">the database</text:a><text:span text:style-name="T33">. This service helps you troubleshoot problems with jobs that don’t necessarily execute perfectly.</text:span></text:p>
        </text:list-item>
        <text:list-item>
          <text:p text:style-name="P26"><text:span text:style-name="T34">What is the default port number for SQL Server?</text:span> - While this is kind of a softball question – if you know anything about SQL Server you should at least know the basic configuration options – it’s an important one to nail in the interview. Basically, when SQL Server is enabled the server instant listens to the TCP port 1433.</text:p>
        </text:list-item>
        <text:list-item>
          <text:p text:style-name="P13"/>
        </text:list-item>
      </text:list>
      <text:p text:style-name="P59"><text:span text:style-name="T78"><text:tab/></text:span></text:p>
      <text:p text:style-name="Text_20_body"><text:line-break/></text:p>
      <text:p text:style-name="P58"/>
      <text:p text:style-name="Text_20_body"><text:line-break/></text:p>
      <text:p text:style-name="Standard"/>
      <text:p text:style-name="Text_20_body"/>
      <text:p text:style-name="P17"/>
      <text:p text:style-name="Standard"/>
      <text:p text:style-name="P3">Suppose you have 1 billion integers which are unsorted on one disk file. How would you determine the largest 100 numbers?</text:p>
      <text:p text:style-name="P4"><text:span text:style-name="T66">Merge sort – divide and conquer: </text:span><text:span text:style-name="T67">First divide the list into the smallest unit (1 element), then compare each element with the adjacent list to sort and merge the two adjacent lists. Finally all the elements are sorted and merged. </text:span><text:span text:style-name="T68">O(nlogn)</text:span></text:p>
      <text:p text:style-name="P10"><text:span text:style-name="T23"/></text:p>
      <text:p text:style-name="P3">–------</text:p>
      <text:p text:style-name="P19">Obviously the interviewers want you to point out two key facts:</text:p>
      <text:list xml:id="list8203829545203008267" text:style-name="L7">
        <text:list-item>
          <text:p text:style-name="P44">You cannot read the whole list of integers into memory, since it is too large. So you will have to read it one by one.</text:p>
        </text:list-item>
        <text:list-item>
          <text:p text:style-name="P44">You need an efficient data structure to hold the 100 largest elements. This data structure must support the following operations:</text:p>
          <text:list>
            <text:list-item>
              <text:p text:style-name="P46"><text:soft-page-break/><text:span text:style-name="Source_20_Text"><text:span text:style-name="T14">Get-Size</text:span></text:span><text:span text:style-name="T15">: Get the number of values in the container.</text:span></text:p>
            </text:list-item>
            <text:list-item>
              <text:p text:style-name="P46"><text:span text:style-name="Source_20_Text"><text:span text:style-name="T14">Find-Min</text:span></text:span><text:span text:style-name="T15">: Get the smallest value.</text:span></text:p>
            </text:list-item>
            <text:list-item>
              <text:p text:style-name="P46"><text:span text:style-name="Source_20_Text"><text:span text:style-name="T14">Delete-Min</text:span></text:span><text:span text:style-name="T15">: Remove the smallest value to replace it with a new, larger value.</text:span></text:p>
            </text:list-item>
            <text:list-item>
              <text:p text:style-name="P46"><text:span text:style-name="Source_20_Text"><text:span text:style-name="T14">Insert</text:span></text:span><text:span text:style-name="T15">: Insert another element into the container.</text:span></text:p>
            </text:list-item>
          </text:list>
        </text:list-item>
      </text:list>
      <text:p text:style-name="P41"><text:span text:style-name="T15">By evaluating the requirements for the data structure, a computer science professor would expect you to recommend using a </text:span><text:a xlink:type="simple" xlink:href="http://en.wikipedia.org/wiki/Heap_%28data_structure%29"><text:span text:style-name="T21">Heap</text:span></text:a><text:span text:style-name="T15"> (Min-Heap), since it is designed to support exactly the operations we need here.</text:span></text:p>
      <text:p text:style-name="P41"><text:span text:style-name="T15">For example, for </text:span><text:a xlink:type="simple" xlink:href="http://en.wikipedia.org/wiki/Fibonacci_heap"><text:span text:style-name="T21">Fibonacci heaps</text:span></text:a><text:span text:style-name="T15">, the operations </text:span><text:span text:style-name="Source_20_Text"><text:span text:style-name="T14">Get-Size</text:span></text:span><text:span text:style-name="T15">, </text:span><text:span text:style-name="Source_20_Text"><text:span text:style-name="T14">Find-Min</text:span></text:span><text:span text:style-name="T15"> and </text:span><text:span text:style-name="Source_20_Text"><text:span text:style-name="T14">Insert</text:span></text:span><text:span text:style-name="T15"> all are </text:span><text:span text:style-name="Source_20_Text"><text:span text:style-name="T14">O(1)</text:span></text:span><text:span text:style-name="T15">and </text:span><text:span text:style-name="Source_20_Text"><text:span text:style-name="T14">Delete-Min</text:span></text:span><text:span text:style-name="T15"> is </text:span><text:span text:style-name="Source_20_Text"><text:span text:style-name="T14">O(log n)</text:span></text:span><text:span text:style-name="T15"> (with </text:span><text:span text:style-name="Source_20_Text"><text:span text:style-name="T14">n &lt;= 100</text:span></text:span><text:span text:style-name="T15"> in this case).</text:span></text:p>
      <text:p text:style-name="P41"><text:span text:style-name="T15">In practice, you could use a priority queue from your favorite language's standard library (e.g.</text:span><text:span text:style-name="Source_20_Text"><text:span text:style-name="T14">priority_queue</text:span></text:span><text:span text:style-name="T15"> from</text:span><text:span text:style-name="Source_20_Text"><text:span text:style-name="T14">#include &lt;queue&gt;</text:span></text:span><text:span text:style-name="T15"> in C++) which is usually implemented using a heap.</text:span></text:p>
      <text:p text:style-name="P19"/>
      <text:p text:style-name="P20">–-----</text:p>
      <text:p text:style-name="P20">Bubblesort- only add to list of 100 if it's bigger, if not keep going - O(n^2)</text:p>
      <text:p text:style-name="P19"><text:span text:style-name="T65">I</text:span>'d traverse the list in order. As I go, I add elements to a set (or multiset depending on duplicates). When the set reached 100, I'd only insert if the value was greater than the min in the set (O(log m)). Then delete the min.</text:p>
      <text:p text:style-name="P39">Calling the number of values in the list n and the number of values to find m:</text:p>
      <text:p text:style-name="P43"><text:span text:style-name="T15">this is O(n * log m)</text:span></text:p>
      <text:p text:style-name="Standard"/>
      <text:p text:style-name="Standard"/>
      <text:p text:style-name="P40">I guest it depends on the column that you choose to order BY. If is integer is a different algorithm than for strings. Another guess will be that having or not having indexes for that column will also be of vital importance.</text:p>
      <text:p text:style-name="P42"><text:span text:style-name="T15">This is the </text:span><text:a xlink:type="simple" xlink:href="http://dev.mysql.com/doc/refman/5.0/en/order-by-optimization.html"><text:span text:style-name="T21">algorithm for text order by in Mysql</text:span></text:a><text:span text:style-name="T15">.</text:span></text:p>
      <text:p text:style-name="P87">The original filesort algorithm works as follows: Read all rows according to key or by table scanning. Rows that do not match the WHERE clause are skipped. For each row, store a pair of values in a buffer (the sort key and the row pointer). The size of the buffer is the value of the sort_buffer_size system variable. When the buffer gets full, run a qsort (quicksort) on it and store the result in a temporary file. Save a pointer to the sorted block. (If all pairs fit into the sort buffer, no temporary file is created.) Repeat the preceding steps until all rows have been read. Do a multi-merge of up to MERGEBUFF (7) regions to one block in another temporary file. Repeat until all blocks from the first file are in the second file. Repeat the following until there are fewer than MERGEBUFF2 (15) blocks left. On the last multi-merge, only the pointer to the row (the last part of the sort key) is written to a result file. Read the rows in sorted order by using the row pointers in the result file. To optimize this, we read in a big block of row pointers, sort them, and use them to read the rows in sorted order into a row buffer. The size of the buffer is the value of the read_rnd_buffer_size system variable. The code for this step is in the sql/records.cc source file.</text:p>
      <text:p text:style-name="P11"/>
      <text:p text:style-name="P11"/>
      <text:p text:style-name="P40">Joins are performed in three methods: 1. Nested Loop 2. Hash 3. Merge</text:p>
      <text:p text:style-name="P40">Get more about these join methods here:</text:p>
      <text:p text:style-name="P42"><text:a xlink:type="simple" xlink:href="http://www.sqlservercentral.com/articles/Advanced+Querying/optimizerjoinmethods/1708/"><text:span text:style-name="T21">http://www.sqlservercentral.com/articles/Advanced+Querying/optimizerjoinmethods/1708/</text:span></text:a></text:p>
      <text:p text:style-name="P11"/>
      <text:p text:style-name="P11"/>
      <text:p text:style-name="P42"><text:span text:style-name="T15">You can take a look at </text:span><text:a xlink:type="simple" xlink:href="http://blogs.msdn.com/b/craigfr/default.aspx?PageIndex=1"><text:span text:style-name="T21">Craig Freedman's blog</text:span></text:a><text:span text:style-name="T15">, who discusses some SQL Server internals. Just browse for the interesting topics. If I understood it right, he also wrote some chapter for the already mentioned book series "SQL Server Internals".</text:span></text:p>
      <text:p text:style-name="P40">The following 3 links shed some light on how the different JOIN algorithms work internally:</text:p>
      <text:list xml:id="list2421682005848020583" text:style-name="L8">
        <text:list-item>
          <text:p text:style-name="P47"><text:a xlink:type="simple" xlink:href="http://blogs.msdn.com/b/craigfr/archive/2006/07/26/679319.aspx"><text:span text:style-name="T21">Nested Loop Join</text:span></text:a></text:p>
        </text:list-item>
        <text:list-item>
          <text:p text:style-name="P47"><text:a xlink:type="simple" xlink:href="http://blogs.msdn.com/b/craigfr/archive/2006/08/10/687630.aspx"><text:span text:style-name="T21">Hash Join</text:span></text:a></text:p>
        </text:list-item>
        <text:list-item>
          <text:p text:style-name="P47"><text:a xlink:type="simple" xlink:href="http://blogs.msdn.com/b/craigfr/archive/2006/08/03/merge-join.aspx"><text:span text:style-name="T22">Merge Join</text:span></text:a></text:p>
        </text:list-item>
      </text:list>
      <text:p text:style-name="P50"><text:span text:style-name="T22"/></text:p>
      <text:p text:style-name="P45"><text:span text:style-name="T38">A</text:span><text:span text:style-name="T35">ggregate functions</text:span> are used to perform a mathematical function on the values inside a given column, which is passed into the aggregate function. Here are some of the commonly used aggregate functions:</text:p>
      <text:p text:style-name="P82"><text:soft-page-break/>AVG() - Returns the average value</text:p>
      <text:p text:style-name="P84">COUNT() - Returns the number of rows</text:p>
      <text:p text:style-name="P84">FIRST() - Returns the first value</text:p>
      <text:p text:style-name="P84">LAST() - Returns the last value</text:p>
      <text:p text:style-name="P84">MAX() - Returns the largest value</text:p>
      <text:p text:style-name="P84">MIN() - Returns the smallest value</text:p>
      <text:p text:style-name="P83">SUM() - Returns the sum</text:p>
      <text:p text:style-name="P48"/>
      <text:p text:style-name="P48"/>
      <text:p text:style-name="P49">Sorting algs:L</text:p>
      <text:p text:style-name="P12">Nested loop join</text:p>
      <text:p text:style-name="P14"/>
      <text:p text:style-name="P5">In its simplest form, a nested loops join compares each row from one table (known as the outer table) to each row from the other table (known as the inner table) looking for rows that satisfy the join predicate.</text:p>
      <text:p text:style-name="P14"/>
      <text:p text:style-name="P14"><text:span text:style-name="T10">for each row R1 in the outer table</text:span><text:line-break/><text:span text:style-name="T11">    </text:span><text:span text:style-name="T10">for each row R2 in the inner table</text:span><text:line-break/><text:span text:style-name="T11">        </text:span><text:span text:style-name="T10">if R1 joins with R2</text:span><text:line-break/><text:span text:style-name="T11">            </text:span><text:span text:style-name="T10">return (R1, R2)</text:span></text:p>
      <text:p text:style-name="P8"><text:span text:style-name="T70">Because the complexity of a nested loops join is proportional to the size of the outer input multiplied by the size of the inner input, a nested loops join generally performs best for relatively small input sets (</text:span> <text:span text:style-name="T69">in practice we try to minimize the cost by reducing the number of inner rows that we must consider for each outer row</text:span><text:span text:style-name="T70">).  The inner input need not be small, but, if it is large, it helps to include an index on a highly selective join key.</text:span></text:p>
      <text:p text:style-name="P8"><text:span text:style-name="T70"/></text:p>
      <text:p text:style-name="P9"><text:span text:style-name="T73">Merge Join</text:span></text:p>
      <text:p text:style-name="P7"><text:span text:style-name="T70"/></text:p>
      <text:p text:style-name="P22">Unlike the nested loops join which supports any join predicate, the merge join requires at least one equijoin predicate.  Moreover, the inputs to the merge join must be sorted on the join keys.  For example, if we have a join predicate “T1.a = T2.b,” table T1 must be sorted on T1.a and table T2 must be sorted on T2.b.</text:p>
      <text:p text:style-name="P51">The merge join works by simultaneously reading and comparing the two sorted inputs one row at a time.  At each step, we compare the next row from each input.  If the rows are equal, we output a joined row and continue.  If the rows are not equal, we discard the lesser of the two inputs and continue.  Since the inputs are sorted, we know that we are discarding a row that is less than any of the remaining rows in either input and, thus, can never join.</text:p>
      <text:p text:style-name="P7"><text:span text:style-name="T70"/></text:p>
      <text:p text:style-name="P7"><text:span text:style-name="T74">get first row R1 from input 1</text:span><text:span text:style-name="T69"><text:line-break/></text:span><text:span text:style-name="T74">get first row R2 from input 2</text:span><text:span text:style-name="T69"><text:line-break/></text:span><text:span text:style-name="T74">while not at the end of either input</text:span><text:span text:style-name="T69"><text:line-break/>    </text:span><text:span text:style-name="T74">begin</text:span><text:span text:style-name="T69"><text:line-break/>        </text:span><text:span text:style-name="T74">if R1 joins with R2</text:span><text:span text:style-name="T69"><text:line-break/>            </text:span><text:span text:style-name="T74">begin</text:span><text:span text:style-name="T69"><text:line-break/>                </text:span><text:span text:style-name="T74">return (R1, R2)</text:span><text:span text:style-name="T69"><text:line-break/>                </text:span><text:span text:style-name="T74">get next row R2 from input 2</text:span><text:span text:style-name="T69"><text:line-break/>            </text:span><text:span text:style-name="T74">end</text:span><text:span text:style-name="T69"><text:line-break/>        </text:span><text:span text:style-name="T74">else if R1 &lt; R2</text:span><text:span text:style-name="T69"><text:line-break/>            </text:span><text:span text:style-name="T74">get next row R1 from input 1</text:span><text:span text:style-name="T69"><text:line-break/>        </text:span><text:span text:style-name="T74">else</text:span><text:span text:style-name="T69"><text:line-break/>            </text:span><text:span text:style-name="T74">get next row R2 from input 2</text:span><text:span text:style-name="T69"><text:line-break/>    </text:span><text:span text:style-name="T74">end</text:span></text:p>
      <text:p text:style-name="P7"><text:span text:style-name="T70"/></text:p>
      <text:p text:style-name="P7"><text:span text:style-name="T69">Unlike the nested loops join where the total cost may be proportional to the </text:span><text:span text:style-name="Emphasis"><text:span text:style-name="T71">product</text:span></text:span><text:span text:style-name="T69"> of the number of rows in the input tables, with a merge join each table is read at most once and the total cost is proportional to the </text:span><text:span text:style-name="Emphasis"><text:span text:style-name="T71">sum</text:span></text:span><text:span text:style-name="T69"> of the number of rows in the inputs.  Thus, merge join is often a better choice for larger inputs.</text:span></text:p>
      <text:p text:style-name="P7"><text:span text:style-name="T70"/></text:p>
      <text:p text:style-name="P8"><text:soft-page-break/><text:span text:style-name="T70">(</text:span><text:span text:style-name="T69">A one-to-many merge join is always more efficient than a many-to-many merge join since it does not need a worktable.</text:span><text:span text:style-name="T70">)</text:span></text:p>
      <text:p text:style-name="P8"><text:span text:style-name="T70"/></text:p>
      <text:p text:style-name="P8"><text:span text:style-name="T70"/></text:p>
      <text:p text:style-name="P9"><text:span text:style-name="T73">Hash Join</text:span></text:p>
      <text:p text:style-name="P6"><text:span text:style-name="T70"/></text:p>
      <text:p text:style-name="P6"><text:span text:style-name="T75">When it comes to physical join operators, hash join does the heavy lifting.  While nested loops join works well with relatively small data sets and merge join helps with moderately sized data sets, hash join excels at performing the largest joins.  Hash joins parallelize and scale better than any other join and are great at maximizing throughput in data warehouses. </text:span></text:p>
      <text:p text:style-name="P6"><text:span text:style-name="T70"/></text:p>
      <text:p text:style-name="P6"><text:span text:style-name="T75">Hash join shares many characteristics with merge join.  Like merge join, it requires at least one equijoin predicate, supports residual predicates, and supports all outer and semi-joins.  Unlike merge join, it does not require ordered input sets and, while it does support full outer join, it does require an equijoin predicate.</text:span></text:p>
      <text:p text:style-name="P6"><text:span text:style-name="T70"/></text:p>
      <text:p text:style-name="P6"><text:span text:style-name="T75">The hash join executes in two phases: build and probe.  During the build phase, it reads all rows from the first input (often called the left or build input), hashes the rows on the equijoin keys, and creates an in-memory hash table.  During the probe phase, it reads all rows from the second input (often called the right or probe input), hashes these rows on the same equijoin keys, and looks or probes for matching rows in the hash table.  Since hash functions can lead to collisions (two different key values that hash to the same value), we typically must check each potential match to ensure that it really joins.</text:span></text:p>
      <text:p text:style-name="P6"><text:span text:style-name="T70"/></text:p>
      <text:p text:style-name="P23"><text:span text:style-name="T72">for each row R1 in the build table<text:line-break/>    begin<text:line-break/>        calculate hash value on R1 join key(s)<text:line-break/>        insert R1 into the appropriate hash bucket<text:line-break/>    end<text:line-break/>for each row R2 in the probe table<text:line-break/>    begin<text:line-break/>        calculate hash value on R2 join key(s)<text:line-break/>        for each row R1 in the corresponding hash bucket<text:line-break/>            if R1 joins with R2<text:line-break/>                return (R1, R2)<text:line-break/>    end</text:span></text:p>
      <text:p text:style-name="P49"><text:line-break/><text:span text:style-name="T9">Note that unlike the nested loops and merge joins which immediately begin flowing output rows, the hash join is blocking on its build input.  That is, it must completely read and process its entire build input before it can return any rows.  Moreover, unlike the other join methods, the hash join requires a memory grant to store the hash table.  Thus, there is a limit to the number of concurrent hash joins that SQL Server can run at any given time.  While these characteristics are generally not a problem for data warehouses, they are undesirable for most OLTP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Helvetica, sans-serif"/>
    <style:font-face style:name="Arial2" svg:font-family="Arial, 'Liberation Sans', 'DejaVu Sans', sans-serif"/>
    <style:font-face style:name="Calibri" svg:font-family="Calibri, Helvetica, Arial, sans-serif"/>
    <style:font-face style:name="Consolas" svg:font-family="Consolas, Menlo, Monaco, 'Lucida Console', 'Liberation Mono', 'DejaVu Sans Mono', 'Bitstream Vera Sans Mono', 'Courier New', monospace, serif"/>
    <style:font-face style:name="Courier New1" svg:font-family="'Courier New'"/>
    <style:font-face style:name="Courier News" svg:font-family="'Courier News', monospace"/>
    <style:font-face style:name="Georgia" svg:font-family="Georgia, Caption, Helvetica, 'Trebuchet MS'"/>
    <style:font-face style:name="Lucida Grande" svg:font-family="'Lucida Grande', 'Lucida Sans Unicode', Helvetica, Arial, sans-serif"/>
    <style:font-face style:name="Open Sans" svg:font-family="'Open Sans', 'Helvetica Neue', Helvetica, Arial, sans-serif"/>
    <style:font-face style:name="Segoe UI" svg:font-family="'Segoe UI', Arial, sans-serif"/>
    <style:font-face style:name="Segoe UI1" svg:font-family="'Segoe UI', Helvetica, Garuda, Arial, sans-serif"/>
    <style:font-face style:name="Segoe UI2" svg:font-family="'Segoe UI', 'Lucida Grande', Verdana, Arial, Helvetica, sans-serif"/>
    <style:font-face style:name="Symbol" svg:font-family="Symbol"/>
    <style:font-face style:name="Verdana1" svg:font-family="Verdana"/>
    <style:font-face style:name="Verdana2" svg:font-family="Verdana, Arial, Helvetica, sans-serif"/>
    <style:font-face style:name="Verdana" svg:font-family="Verdana, sans-serif"/>
    <style:font-face style:name="arial" svg:font-family="arial, helvetica, clean, sans-serif"/>
    <style:font-face style:name="arial1" svg:font-family="arial, sans-serif"/>
    <style:font-face style:name="courier new" svg:font-family="'courier new'"/>
    <style:font-face style:name="inherit" svg:font-family="inherit"/>
    <style:font-face style:name="sans-serif" svg:font-family="sans-serif"/>
    <style:font-face style:name="trebuchet ms" svg:font-family="'trebuchet ms', geneva"/>
    <style:font-face style:name="verdana" svg:font-family="verdana, arial, helvetica, sans-serif"/>
    <style:font-face style:name="verdana1" svg:font-family="verdana,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3:27:43.960557000</meta:creation-date>
    <dc:date>2013-12-16T14:09:00.890590000</dc:date>
    <meta:editing-duration>P1DT27M41S</meta:editing-duration>
    <meta:editing-cycles>8</meta:editing-cycles>
    <meta:generator>LibreOffice/4.1.0.4$MacOSX_x86 LibreOffice_project/89ea49ddacd9aa532507cbf852f2bb22b1ace28</meta:generator>
    <meta:document-statistic meta:table-count="2" meta:image-count="1" meta:object-count="0" meta:page-count="11" meta:paragraph-count="227" meta:word-count="5946" meta:character-count="34430" meta:non-whitespace-character-count="28434"/>
  </office:meta>
</office:document-meta>
</file>